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14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rse_1988" table:style-name="ta1">
        <table:shapes>
          <draw:frame draw:z-index="0" draw:style-name="gr1" draw:text-style-name="P1" svg:width="188.6mm" svg:height="106.08mm" svg:x="101.59mm" svg:y="1.26mm">
            <draw:object draw:notify-on-update-of-ranges="Course_1988.B2:Course_1988.B21 Course_1988.C2:Course_1988.C21 Course_1988.D2:Course_1988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00.35mm" svg:y="113.16mm">
            <draw:object draw:notify-on-update-of-ranges="Course_1988.B2:Course_1988.B21 Course_1988.C2:Course_1988.C21 Course_1988.D2:Course_1988.D21 Course_1988.F2:Course_1988.F21 Course_1988.G2:Course_1988.G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Default"/>
        <table:table-column table:style-name="co1" table:default-cell-style-name="ce4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reg_femme</text:p>
          </table:table-cell>
          <table:table-cell office:value-type="string" calcext:value-type="string">
            <text:p>reg_homme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A2]-1900" office:value-type="float" office:value="0" calcext:value-type="float">
            <text:p>0</text:p>
          </table:table-cell>
          <table:table-cell table:style-name="Default"/>
          <table:table-cell office:value-type="float" office:value="22.2" calcext:value-type="float">
            <text:p>22,2</text:p>
          </table:table-cell>
          <table:table-cell table:number-columns-repeated="2"/>
          <table:table-cell table:style-name="ce4" table:formula="of:=[.$C$32]*[.B2]+[.$C$33]" office:value-type="float" office:value="22.2328723404255" calcext:value-type="float">
            <text:p>22,2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[.A3]-1900" office:value-type="float" office:value="4" calcext:value-type="float">
            <text:p>4</text:p>
          </table:table-cell>
          <table:table-cell table:style-name="Default"/>
          <table:table-cell office:value-type="float" office:value="21.6" calcext:value-type="float">
            <text:p>21,6</text:p>
          </table:table-cell>
          <table:table-cell table:number-columns-repeated="2"/>
          <table:table-cell table:style-name="ce4" table:formula="of:=[.$C$32]*[.B3]+[.$C$33]" office:value-type="float" office:value="22.1172695035461" calcext:value-type="float">
            <text:p>22,12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[.A4]-1900" office:value-type="float" office:value="8" calcext:value-type="float">
            <text:p>8</text:p>
          </table:table-cell>
          <table:table-cell table:style-name="Default"/>
          <table:table-cell office:value-type="float" office:value="22.6" calcext:value-type="float">
            <text:p>22,6</text:p>
          </table:table-cell>
          <table:table-cell table:number-columns-repeated="2"/>
          <table:table-cell table:style-name="ce4" table:formula="of:=[.$C$32]*[.B4]+[.$C$33]" office:value-type="float" office:value="22.0016666666667" calcext:value-type="float">
            <text:p>22,0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[.A5]-1900" office:value-type="float" office:value="12" calcext:value-type="float">
            <text:p>12</text:p>
          </table:table-cell>
          <table:table-cell table:style-name="Default"/>
          <table:table-cell office:value-type="float" office:value="21.7" calcext:value-type="float">
            <text:p>21,7</text:p>
          </table:table-cell>
          <table:table-cell table:number-columns-repeated="2"/>
          <table:table-cell table:style-name="ce4" table:formula="of:=[.$C$32]*[.B5]+[.$C$33]" office:value-type="float" office:value="21.8860638297872" calcext:value-type="float">
            <text:p>21,8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[.A6]-1900" office:value-type="float" office:value="20" calcext:value-type="float">
            <text:p>20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table:number-columns-repeated="2"/>
          <table:table-cell table:style-name="ce4" table:formula="of:=[.$C$32]*[.B6]+[.$C$33]" office:value-type="float" office:value="21.6548581560284" calcext:value-type="float">
            <text:p>21,65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[.A7]-1900" office:value-type="float" office:value="24" calcext:value-type="float">
            <text:p>24</text:p>
          </table:table-cell>
          <table:table-cell table:style-name="Default"/>
          <table:table-cell office:value-type="float" office:value="21.6" calcext:value-type="float">
            <text:p>21,6</text:p>
          </table:table-cell>
          <table:table-cell table:number-columns-repeated="2"/>
          <table:table-cell table:style-name="ce4" table:formula="of:=[.$C$32]*[.B7]+[.$C$33]" office:value-type="float" office:value="21.5392553191489" calcext:value-type="float">
            <text:p>21,54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[.A8]-1900" office:value-type="float" office:value="28" calcext:value-type="float">
            <text:p>28</text:p>
          </table:table-cell>
          <table:table-cell table:style-name="Default"/>
          <table:table-cell office:value-type="float" office:value="21.8" calcext:value-type="float">
            <text:p>21,8</text:p>
          </table:table-cell>
          <table:table-cell table:number-columns-repeated="2"/>
          <table:table-cell table:style-name="ce4" table:formula="of:=[.$C$32]*[.B8]+[.$C$33]" office:value-type="float" office:value="21.4236524822695" calcext:value-type="float">
            <text:p>21,4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[.A9]-1900" office:value-type="float" office:value="32" calcext:value-type="float">
            <text:p>32</text:p>
          </table:table-cell>
          <table:table-cell table:style-name="Default"/>
          <table:table-cell office:value-type="float" office:value="21.1" calcext:value-type="float">
            <text:p>21,1</text:p>
          </table:table-cell>
          <table:table-cell table:number-columns-repeated="2"/>
          <table:table-cell table:style-name="ce4" table:formula="of:=[.$C$32]*[.B9]+[.$C$33]" office:value-type="float" office:value="21.3080496453901" calcext:value-type="float">
            <text:p>21,3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[.A10]-1900" office:value-type="float" office:value="36" calcext:value-type="float">
            <text:p>36</text:p>
          </table:table-cell>
          <table:table-cell table:style-name="Default"/>
          <table:table-cell office:value-type="float" office:value="20.7" calcext:value-type="float">
            <text:p>20,7</text:p>
          </table:table-cell>
          <table:table-cell table:number-columns-repeated="2"/>
          <table:table-cell table:style-name="ce4" table:formula="of:=[.$C$32]*[.B10]+[.$C$33]" office:value-type="float" office:value="21.1924468085106" calcext:value-type="float">
            <text:p>21,19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[.A11]-1900" office:value-type="float" office:value="48" calcext:value-type="float">
            <text:p>48</text:p>
          </table:table-cell>
          <table:table-cell office:value-type="float" office:value="24.4" calcext:value-type="float">
            <text:p>24,4</text:p>
          </table:table-cell>
          <table:table-cell office:value-type="float" office:value="21.1" calcext:value-type="float">
            <text:p>21,1</text:p>
          </table:table-cell>
          <table:table-cell/>
          <table:table-cell table:formula="of:=[.$C$28]*[.B11]+[.$C$29]" office:value-type="float" office:value="24.3422727272727" calcext:value-type="float">
            <text:p>24,34</text:p>
          </table:table-cell>
          <table:table-cell table:style-name="ce4" table:formula="of:=[.$C$32]*[.B11]+[.$C$33]" office:value-type="float" office:value="20.8456382978723" calcext:value-type="float">
            <text:p>20,8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[.A12]-1900" office:value-type="float" office:value="52" calcext:value-type="float">
            <text:p>52</text:p>
          </table:table-cell>
          <table:table-cell office:value-type="float" office:value="23.7" calcext:value-type="float">
            <text:p>23,7</text:p>
          </table:table-cell>
          <table:table-cell office:value-type="float" office:value="20.7" calcext:value-type="float">
            <text:p>20,7</text:p>
          </table:table-cell>
          <table:table-cell/>
          <table:table-cell table:formula="of:=[.$C$28]*[.B12]+[.$C$29]" office:value-type="float" office:value="24.0510909090909" calcext:value-type="float">
            <text:p>24,05</text:p>
          </table:table-cell>
          <table:table-cell table:style-name="ce4" table:formula="of:=[.$C$32]*[.B12]+[.$C$33]" office:value-type="float" office:value="20.7300354609929" calcext:value-type="float">
            <text:p>20,7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[.A13]-1900" office:value-type="float" office:value="56" calcext:value-type="float">
            <text:p>56</text:p>
          </table:table-cell>
          <table:table-cell office:value-type="float" office:value="23.4" calcext:value-type="float">
            <text:p>23,4</text:p>
          </table:table-cell>
          <table:table-cell office:value-type="float" office:value="20.6" calcext:value-type="float">
            <text:p>20,6</text:p>
          </table:table-cell>
          <table:table-cell/>
          <table:table-cell table:formula="of:=[.$C$28]*[.B13]+[.$C$29]" office:value-type="float" office:value="23.7599090909091" calcext:value-type="float">
            <text:p>23,76</text:p>
          </table:table-cell>
          <table:table-cell table:style-name="ce4" table:formula="of:=[.$C$32]*[.B13]+[.$C$33]" office:value-type="float" office:value="20.6144326241135" calcext:value-type="float">
            <text:p>20,6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[.A14]-1900" office:value-type="float" office:value="60" calcext:value-type="float">
            <text:p>60</text:p>
          </table:table-cell>
          <table:table-cell office:value-type="float" office:value="24.4" calcext:value-type="float">
            <text:p>24,4</text:p>
          </table:table-cell>
          <table:table-cell office:value-type="float" office:value="20.5" calcext:value-type="float">
            <text:p>20,5</text:p>
          </table:table-cell>
          <table:table-cell/>
          <table:table-cell table:formula="of:=[.$C$28]*[.B14]+[.$C$29]" office:value-type="float" office:value="23.4687272727273" calcext:value-type="float">
            <text:p>23,47</text:p>
          </table:table-cell>
          <table:table-cell table:style-name="ce4" table:formula="of:=[.$C$32]*[.B14]+[.$C$33]" office:value-type="float" office:value="20.498829787234" calcext:value-type="float">
            <text:p>20,5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[.A15]-1900" office:value-type="float" office:value="64" calcext:value-type="float">
            <text:p>64</text:p>
          </table:table-cell>
          <table:table-cell office:value-type="float" office:value="23.4" calcext:value-type="float">
            <text:p>23,4</text:p>
          </table:table-cell>
          <table:table-cell office:value-type="float" office:value="20.3" calcext:value-type="float">
            <text:p>20,3</text:p>
          </table:table-cell>
          <table:table-cell/>
          <table:table-cell table:formula="of:=[.$C$28]*[.B15]+[.$C$29]" office:value-type="float" office:value="23.1775454545455" calcext:value-type="float">
            <text:p>23,18</text:p>
          </table:table-cell>
          <table:table-cell table:style-name="ce4" table:formula="of:=[.$C$32]*[.B15]+[.$C$33]" office:value-type="float" office:value="20.3832269503546" calcext:value-type="float">
            <text:p>20,3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[.A16]-1900" office:value-type="float" office:value="68" calcext:value-type="float">
            <text:p>68</text:p>
          </table:table-cell>
          <table:table-cell office:value-type="float" office:value="22.5" calcext:value-type="float">
            <text:p>22,5</text:p>
          </table:table-cell>
          <table:table-cell office:value-type="float" office:value="19.83" calcext:value-type="float">
            <text:p>19,83</text:p>
          </table:table-cell>
          <table:table-cell/>
          <table:table-cell table:formula="of:=[.$C$28]*[.B16]+[.$C$29]" office:value-type="float" office:value="22.8863636363636" calcext:value-type="float">
            <text:p>22,89</text:p>
          </table:table-cell>
          <table:table-cell table:style-name="ce4" table:formula="of:=[.$C$32]*[.B16]+[.$C$33]" office:value-type="float" office:value="20.2676241134752" calcext:value-type="float">
            <text:p>20,2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[.A17]-1900" office:value-type="float" office:value="72" calcext:value-type="float">
            <text:p>72</text:p>
          </table:table-cell>
          <table:table-cell office:value-type="float" office:value="22.4" calcext:value-type="float">
            <text:p>22,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C$28]*[.B17]+[.$C$29]" office:value-type="float" office:value="22.5951818181818" calcext:value-type="float">
            <text:p>22,60</text:p>
          </table:table-cell>
          <table:table-cell table:style-name="ce4" table:formula="of:=[.$C$32]*[.B17]+[.$C$33]" office:value-type="float" office:value="20.1520212765957" calcext:value-type="float">
            <text:p>20,1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.A18]-1900" office:value-type="float" office:value="76" calcext:value-type="float">
            <text:p>76</text:p>
          </table:table-cell>
          <table:table-cell office:value-type="float" office:value="22.37" calcext:value-type="float">
            <text:p>22,37</text:p>
          </table:table-cell>
          <table:table-cell office:value-type="float" office:value="20.23" calcext:value-type="float">
            <text:p>20,23</text:p>
          </table:table-cell>
          <table:table-cell/>
          <table:table-cell table:formula="of:=[.$C$28]*[.B18]+[.$C$29]" office:value-type="float" office:value="22.304" calcext:value-type="float">
            <text:p>22,30</text:p>
          </table:table-cell>
          <table:table-cell table:style-name="ce4" table:formula="of:=[.$C$32]*[.B18]+[.$C$33]" office:value-type="float" office:value="20.0364184397163" calcext:value-type="float">
            <text:p>20,0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.A19]-1900" office:value-type="float" office:value="80" calcext:value-type="float">
            <text:p>80</text:p>
          </table:table-cell>
          <table:table-cell office:value-type="float" office:value="22.03" calcext:value-type="float">
            <text:p>22,03</text:p>
          </table:table-cell>
          <table:table-cell office:value-type="float" office:value="20.19" calcext:value-type="float">
            <text:p>20,19</text:p>
          </table:table-cell>
          <table:table-cell/>
          <table:table-cell table:formula="of:=[.$C$28]*[.B19]+[.$C$29]" office:value-type="float" office:value="22.0128181818182" calcext:value-type="float">
            <text:p>22,01</text:p>
          </table:table-cell>
          <table:table-cell table:style-name="ce4" table:formula="of:=[.$C$32]*[.B19]+[.$C$33]" office:value-type="float" office:value="19.9208156028369" calcext:value-type="float">
            <text:p>19,9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.A20]-1900" office:value-type="float" office:value="84" calcext:value-type="float">
            <text:p>84</text:p>
          </table:table-cell>
          <table:table-cell office:value-type="float" office:value="21.81" calcext:value-type="float">
            <text:p>21,81</text:p>
          </table:table-cell>
          <table:table-cell office:value-type="float" office:value="19.8" calcext:value-type="float">
            <text:p>19,8</text:p>
          </table:table-cell>
          <table:table-cell/>
          <table:table-cell table:formula="of:=[.$C$28]*[.B20]+[.$C$29]" office:value-type="float" office:value="21.7216363636364" calcext:value-type="float">
            <text:p>21,72</text:p>
          </table:table-cell>
          <table:table-cell table:style-name="ce4" table:formula="of:=[.$C$32]*[.B20]+[.$C$33]" office:value-type="float" office:value="19.8052127659574" calcext:value-type="float">
            <text:p>19,8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.A21]-1900" office:value-type="float" office:value="88" calcext:value-type="float">
            <text:p>88</text:p>
          </table:table-cell>
          <table:table-cell office:value-type="float" office:value="21.34" calcext:value-type="float">
            <text:p>21,34</text:p>
          </table:table-cell>
          <table:table-cell office:value-type="float" office:value="19.75" calcext:value-type="float">
            <text:p>19,75</text:p>
          </table:table-cell>
          <table:table-cell/>
          <table:table-cell table:formula="of:=[.$C$28]*[.B21]+[.$C$29]" office:value-type="float" office:value="21.4304545454546" calcext:value-type="float">
            <text:p>21,43</text:p>
          </table:table-cell>
          <table:table-cell table:style-name="ce4" table:formula="of:=[.$C$32]*[.B21]+[.$C$33]" office:value-type="float" office:value="19.689609929078" calcext:value-type="float">
            <text:p>19,69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Régression linéaire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y = ax + 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string" calcext:value-type="string">
            <text:p>femme</text:p>
          </table:table-cell>
          <table:table-cell office:value-type="string" calcext:value-type="string">
            <text:p>a</text:p>
          </table:table-cell>
          <table:table-cell table:style-name="ce3" table:formula="of:=SLOPE([.C11:.C21];[.B11:.B21])" office:value-type="float" office:value="-0.0727954545454545" calcext:value-type="float">
            <text:p>-0,07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3" table:formula="of:=INTERCEPT([.C11:.C21];[.B11:.B21])" office:value-type="float" office:value="27.8364545454545" calcext:value-type="float">
            <text:p>27,83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CORREL([.C11:.C21];[.B11:.B21])" office:value-type="float" office:value="-0.933291856472725" calcext:value-type="float">
            <text:p>-0,93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style-name="Default" office:value-type="string" calcext:value-type="string">
            <text:p>homme</text:p>
          </table:table-cell>
          <table:table-cell office:value-type="string" calcext:value-type="string">
            <text:p>a</text:p>
          </table:table-cell>
          <table:table-cell table:style-name="ce3" table:formula="of:=SLOPE([.D2:.D21];[.B2:.B21])" office:value-type="float" office:value="-0.0289007092198582" calcext:value-type="float">
            <text:p>-0,02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3" table:formula="of:=INTERCEPT([.D2:.D21];[.B2:.B21])" office:value-type="float" office:value="22.2328723404255" calcext:value-type="float">
            <text:p>22,23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CORREL([.D2:.D21];[.B2:.B21])" office:value-type="float" office:value="-0.942455917770735" calcext:value-type="float">
            <text:p>-0,9425</text:p>
          </table:table-cell>
          <table:table-cell table:number-columns-repeated="4"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se_1998_Solution" table:style-name="ta1">
        <table:shapes>
          <draw:frame draw:z-index="0" draw:style-name="gr1" draw:text-style-name="P1" svg:width="177.68mm" svg:height="112.1mm" svg:x="256.16mm" svg:y="5.84mm">
            <draw:object draw:notify-on-update-of-ranges="Course_1998_Solution.B2:Course_1998_Solution.B39 Course_1998_Solution.F1:Course_1998_Solution.F1 Course_1998_Solution.F2:Course_1998_Solution.F39 Course_1998_Solution.G1:Course_1998_Solution.G1 Course_1998_Solution.G2:Course_1998_Solution.G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nnée</text:p>
          </table:table-cell>
          <table:table-cell table:style-name="ce1" office:value-type="string" calcext:value-type="string">
            <text:p>Femme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reg_femme</text:p>
          </table:table-cell>
          <table:table-cell table:style-name="ce1" office:value-type="string" calcext:value-type="string">
            <text:p>reg_homme</text:p>
          </table:table-cell>
          <table:table-cell/>
          <table:table-cell table:style-name="ce2" office:value-type="string" calcext:value-type="string" table:number-columns-spanned="2" table:number-rows-spanned="1">
            <text:p>Régression linéaire</text:p>
          </table:table-cell>
          <table:covered-table-cell table:style-name="ce1"/>
          <table:table-cell table:style-name="ce1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A2]-1900" office:value-type="float" office:value="0" calcext:value-type="float">
            <text:p>0</text:p>
          </table:table-cell>
          <table:table-cell/>
          <table:table-cell office:value-type="float" office:value="22.2" calcext:value-type="float">
            <text:p>22,2</text:p>
          </table:table-cell>
          <table:table-cell table:number-columns-repeated="2"/>
          <table:table-cell table:formula="of:=[.$K$8]*[.B2]+[.$K$9]" office:value-type="float" office:value="22.2328723404255" calcext:value-type="float">
            <text:p>22,23</text:p>
          </table:table-cell>
          <table:table-cell/>
          <table:table-cell table:style-name="ce1" office:value-type="string" calcext:value-type="string">
            <text:p>y = ax + b</text:p>
          </table:table-cell>
          <table:table-cell table:style-name="ce1"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[.A3]-1900" office:value-type="float" office:value="4" calcext:value-type="float">
            <text:p>4</text:p>
          </table:table-cell>
          <table:table-cell/>
          <table:table-cell office:value-type="float" office:value="21.6" calcext:value-type="float">
            <text:p>21,6</text:p>
          </table:table-cell>
          <table:table-cell table:number-columns-repeated="2"/>
          <table:table-cell table:formula="of:=[.$K$8]*[.B3]+[.$K$9]" office:value-type="float" office:value="22.1172695035461" calcext:value-type="float">
            <text:p>22,12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[.A4]-1900" office:value-type="float" office:value="8" calcext:value-type="float">
            <text:p>8</text:p>
          </table:table-cell>
          <table:table-cell/>
          <table:table-cell office:value-type="float" office:value="22.6" calcext:value-type="float">
            <text:p>22,6</text:p>
          </table:table-cell>
          <table:table-cell table:number-columns-repeated="2"/>
          <table:table-cell table:formula="of:=[.$K$8]*[.B4]+[.$K$9]" office:value-type="float" office:value="22.0016666666667" calcext:value-type="float">
            <text:p>22,00</text:p>
          </table:table-cell>
          <table:table-cell/>
          <table:table-cell office:value-type="string" calcext:value-type="string">
            <text:p>femme</text:p>
          </table:table-cell>
          <table:table-cell table:style-name="ce1" office:value-type="string" calcext:value-type="string">
            <text:p>a</text:p>
          </table:table-cell>
          <table:table-cell table:style-name="ce3" table:formula="of:=SLOPE([.C11:.C21];[.B11:.B21])" office:value-type="float" office:value="-0.0727954545454545" calcext:value-type="float">
            <text:p>-0,072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[.A5]-1900" office:value-type="float" office:value="12" calcext:value-type="float">
            <text:p>12</text:p>
          </table:table-cell>
          <table:table-cell/>
          <table:table-cell office:value-type="float" office:value="21.7" calcext:value-type="float">
            <text:p>21,7</text:p>
          </table:table-cell>
          <table:table-cell table:number-columns-repeated="2"/>
          <table:table-cell table:formula="of:=[.$K$8]*[.B5]+[.$K$9]" office:value-type="float" office:value="21.8860638297872" calcext:value-type="float">
            <text:p>21,89</text:p>
          </table:table-cell>
          <table:table-cell/>
          <table:table-cell table:style-name="ce1"/>
          <table:table-cell table:style-name="ce1" office:value-type="string" calcext:value-type="string">
            <text:p>b</text:p>
          </table:table-cell>
          <table:table-cell table:style-name="ce3" table:formula="of:=INTERCEPT([.C11:.C21];[.B11:.B21])" office:value-type="float" office:value="27.8364545454545" calcext:value-type="float">
            <text:p>27,836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[.A6]-1900"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formula="of:=[.$K$8]*[.B6]+[.$K$9]" office:value-type="float" office:value="21.6548581560284" calcext:value-type="float">
            <text:p>21,65</text:p>
          </table:table-cell>
          <table:table-cell/>
          <table:table-cell table:style-name="ce1"/>
          <table:table-cell table:style-name="ce1" office:value-type="string" calcext:value-type="string">
            <text:p>r</text:p>
          </table:table-cell>
          <table:table-cell table:style-name="ce3" table:formula="of:=CORREL([.C11:.C21];[.B11:.B21])" office:value-type="float" office:value="-0.933291856472725" calcext:value-type="float">
            <text:p>-0,933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[.A7]-1900" office:value-type="float" office:value="24" calcext:value-type="float">
            <text:p>24</text:p>
          </table:table-cell>
          <table:table-cell/>
          <table:table-cell office:value-type="float" office:value="21.6" calcext:value-type="float">
            <text:p>21,6</text:p>
          </table:table-cell>
          <table:table-cell table:number-columns-repeated="2"/>
          <table:table-cell table:formula="of:=[.$K$8]*[.B7]+[.$K$9]" office:value-type="float" office:value="21.5392553191489" calcext:value-type="float">
            <text:p>21,54</text:p>
          </table:table-cell>
          <table:table-cell/>
          <table:table-cell table:style-name="ce1" table:number-columns-repeated="2"/>
          <table:table-cell table:style-name="ce3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[.A8]-1900" office:value-type="float" office:value="28" calcext:value-type="float">
            <text:p>28</text:p>
          </table:table-cell>
          <table:table-cell/>
          <table:table-cell office:value-type="float" office:value="21.8" calcext:value-type="float">
            <text:p>21,8</text:p>
          </table:table-cell>
          <table:table-cell table:number-columns-repeated="2"/>
          <table:table-cell table:formula="of:=[.$K$8]*[.B8]+[.$K$9]" office:value-type="float" office:value="21.4236524822695" calcext:value-type="float">
            <text:p>21,42</text:p>
          </table:table-cell>
          <table:table-cell/>
          <table:table-cell office:value-type="string" calcext:value-type="string">
            <text:p>homme</text:p>
          </table:table-cell>
          <table:table-cell table:style-name="ce1" office:value-type="string" calcext:value-type="string">
            <text:p>a</text:p>
          </table:table-cell>
          <table:table-cell table:style-name="ce3" table:formula="of:=SLOPE([.D2:.D21];[.B2:.B21])" office:value-type="float" office:value="-0.0289007092198582" calcext:value-type="float">
            <text:p>-0,0289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[.A9]-1900" office:value-type="float" office:value="32" calcext:value-type="float">
            <text:p>32</text:p>
          </table:table-cell>
          <table:table-cell/>
          <table:table-cell office:value-type="float" office:value="21.1" calcext:value-type="float">
            <text:p>21,1</text:p>
          </table:table-cell>
          <table:table-cell table:number-columns-repeated="2"/>
          <table:table-cell table:formula="of:=[.$K$8]*[.B9]+[.$K$9]" office:value-type="float" office:value="21.3080496453901" calcext:value-type="float">
            <text:p>21,31</text:p>
          </table:table-cell>
          <table:table-cell/>
          <table:table-cell table:style-name="ce1"/>
          <table:table-cell table:style-name="ce1" office:value-type="string" calcext:value-type="string">
            <text:p>b</text:p>
          </table:table-cell>
          <table:table-cell table:style-name="ce3" table:formula="of:=INTERCEPT([.D2:.D21];[.B2:.B21])" office:value-type="float" office:value="22.2328723404255" calcext:value-type="float">
            <text:p>22,2329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[.A10]-1900" office:value-type="float" office:value="36" calcext:value-type="float">
            <text:p>36</text:p>
          </table:table-cell>
          <table:table-cell/>
          <table:table-cell office:value-type="float" office:value="20.7" calcext:value-type="float">
            <text:p>20,7</text:p>
          </table:table-cell>
          <table:table-cell table:number-columns-repeated="2"/>
          <table:table-cell table:formula="of:=[.$K$8]*[.B10]+[.$K$9]" office:value-type="float" office:value="21.1924468085106" calcext:value-type="float">
            <text:p>21,19</text:p>
          </table:table-cell>
          <table:table-cell/>
          <table:table-cell table:style-name="ce1"/>
          <table:table-cell table:style-name="ce1" office:value-type="string" calcext:value-type="string">
            <text:p>r</text:p>
          </table:table-cell>
          <table:table-cell table:style-name="ce3" table:formula="of:=CORREL([.D2:.D21];[.B2:.B21])" office:value-type="float" office:value="-0.942455917770735" calcext:value-type="float">
            <text:p>-0,942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[.A11]-1900" office:value-type="float" office:value="48" calcext:value-type="float">
            <text:p>48</text:p>
          </table:table-cell>
          <table:table-cell table:style-name="ce1" office:value-type="float" office:value="24.4" calcext:value-type="float">
            <text:p>24,4</text:p>
          </table:table-cell>
          <table:table-cell office:value-type="float" office:value="21.1" calcext:value-type="float">
            <text:p>21,1</text:p>
          </table:table-cell>
          <table:table-cell/>
          <table:table-cell table:formula="of:=[.$K$4]*[.B11]+[.$K$5]" office:value-type="float" office:value="24.3422727272727" calcext:value-type="float">
            <text:p>24,34</text:p>
          </table:table-cell>
          <table:table-cell table:formula="of:=[.$K$8]*[.B11]+[.$K$9]" office:value-type="float" office:value="20.8456382978723" calcext:value-type="float">
            <text:p>20,85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[.A12]-1900" office:value-type="float" office:value="52" calcext:value-type="float">
            <text:p>52</text:p>
          </table:table-cell>
          <table:table-cell table:style-name="ce1" office:value-type="float" office:value="23.7" calcext:value-type="float">
            <text:p>23,7</text:p>
          </table:table-cell>
          <table:table-cell office:value-type="float" office:value="20.7" calcext:value-type="float">
            <text:p>20,7</text:p>
          </table:table-cell>
          <table:table-cell/>
          <table:table-cell table:formula="of:=[.$K$4]*[.B12]+[.$K$5]" office:value-type="float" office:value="24.0510909090909" calcext:value-type="float">
            <text:p>24,05</text:p>
          </table:table-cell>
          <table:table-cell table:formula="of:=[.$K$8]*[.B12]+[.$K$9]" office:value-type="float" office:value="20.7300354609929" calcext:value-type="float">
            <text:p>20,73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[.A13]-1900" office:value-type="float" office:value="56" calcext:value-type="float">
            <text:p>56</text:p>
          </table:table-cell>
          <table:table-cell table:style-name="ce1" office:value-type="float" office:value="23.4" calcext:value-type="float">
            <text:p>23,4</text:p>
          </table:table-cell>
          <table:table-cell office:value-type="float" office:value="20.6" calcext:value-type="float">
            <text:p>20,6</text:p>
          </table:table-cell>
          <table:table-cell/>
          <table:table-cell table:formula="of:=[.$K$4]*[.B13]+[.$K$5]" office:value-type="float" office:value="23.7599090909091" calcext:value-type="float">
            <text:p>23,76</text:p>
          </table:table-cell>
          <table:table-cell table:formula="of:=[.$K$8]*[.B13]+[.$K$9]" office:value-type="float" office:value="20.6144326241135" calcext:value-type="float">
            <text:p>20,61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[.A14]-1900" office:value-type="float" office:value="60" calcext:value-type="float">
            <text:p>60</text:p>
          </table:table-cell>
          <table:table-cell table:style-name="ce1" office:value-type="float" office:value="24.4" calcext:value-type="float">
            <text:p>24,4</text:p>
          </table:table-cell>
          <table:table-cell office:value-type="float" office:value="20.5" calcext:value-type="float">
            <text:p>20,5</text:p>
          </table:table-cell>
          <table:table-cell/>
          <table:table-cell table:formula="of:=[.$K$4]*[.B14]+[.$K$5]" office:value-type="float" office:value="23.4687272727273" calcext:value-type="float">
            <text:p>23,47</text:p>
          </table:table-cell>
          <table:table-cell table:formula="of:=[.$K$8]*[.B14]+[.$K$9]" office:value-type="float" office:value="20.498829787234" calcext:value-type="float">
            <text:p>20,50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[.A15]-1900" office:value-type="float" office:value="64" calcext:value-type="float">
            <text:p>64</text:p>
          </table:table-cell>
          <table:table-cell table:style-name="ce1" office:value-type="float" office:value="23.4" calcext:value-type="float">
            <text:p>23,4</text:p>
          </table:table-cell>
          <table:table-cell office:value-type="float" office:value="20.3" calcext:value-type="float">
            <text:p>20,3</text:p>
          </table:table-cell>
          <table:table-cell/>
          <table:table-cell table:formula="of:=[.$K$4]*[.B15]+[.$K$5]" office:value-type="float" office:value="23.1775454545455" calcext:value-type="float">
            <text:p>23,18</text:p>
          </table:table-cell>
          <table:table-cell table:formula="of:=[.$K$8]*[.B15]+[.$K$9]" office:value-type="float" office:value="20.3832269503546" calcext:value-type="float">
            <text:p>20,38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[.A16]-1900" office:value-type="float" office:value="68" calcext:value-type="float">
            <text:p>68</text:p>
          </table:table-cell>
          <table:table-cell table:style-name="ce1" office:value-type="float" office:value="22.5" calcext:value-type="float">
            <text:p>22,5</text:p>
          </table:table-cell>
          <table:table-cell office:value-type="float" office:value="19.83" calcext:value-type="float">
            <text:p>19,83</text:p>
          </table:table-cell>
          <table:table-cell/>
          <table:table-cell table:formula="of:=[.$K$4]*[.B16]+[.$K$5]" office:value-type="float" office:value="22.8863636363636" calcext:value-type="float">
            <text:p>22,89</text:p>
          </table:table-cell>
          <table:table-cell table:formula="of:=[.$K$8]*[.B16]+[.$K$9]" office:value-type="float" office:value="20.2676241134752" calcext:value-type="float">
            <text:p>20,27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[.A17]-1900" office:value-type="float" office:value="72" calcext:value-type="float">
            <text:p>72</text:p>
          </table:table-cell>
          <table:table-cell table:style-name="ce1" office:value-type="float" office:value="22.4" calcext:value-type="float">
            <text:p>22,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K$4]*[.B17]+[.$K$5]" office:value-type="float" office:value="22.5951818181818" calcext:value-type="float">
            <text:p>22,60</text:p>
          </table:table-cell>
          <table:table-cell table:formula="of:=[.$K$8]*[.B17]+[.$K$9]" office:value-type="float" office:value="20.1520212765957" calcext:value-type="float">
            <text:p>20,1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.A18]-1900" office:value-type="float" office:value="76" calcext:value-type="float">
            <text:p>76</text:p>
          </table:table-cell>
          <table:table-cell table:style-name="ce1" office:value-type="float" office:value="22.37" calcext:value-type="float">
            <text:p>22,37</text:p>
          </table:table-cell>
          <table:table-cell office:value-type="float" office:value="20.23" calcext:value-type="float">
            <text:p>20,23</text:p>
          </table:table-cell>
          <table:table-cell/>
          <table:table-cell table:formula="of:=[.$K$4]*[.B18]+[.$K$5]" office:value-type="float" office:value="22.304" calcext:value-type="float">
            <text:p>22,30</text:p>
          </table:table-cell>
          <table:table-cell table:formula="of:=[.$K$8]*[.B18]+[.$K$9]" office:value-type="float" office:value="20.0364184397163" calcext:value-type="float">
            <text:p>20,04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.A19]-1900" office:value-type="float" office:value="80" calcext:value-type="float">
            <text:p>80</text:p>
          </table:table-cell>
          <table:table-cell table:style-name="ce1" office:value-type="float" office:value="22.03" calcext:value-type="float">
            <text:p>22,03</text:p>
          </table:table-cell>
          <table:table-cell office:value-type="float" office:value="20.19" calcext:value-type="float">
            <text:p>20,19</text:p>
          </table:table-cell>
          <table:table-cell/>
          <table:table-cell table:formula="of:=[.$K$4]*[.B19]+[.$K$5]" office:value-type="float" office:value="22.0128181818182" calcext:value-type="float">
            <text:p>22,01</text:p>
          </table:table-cell>
          <table:table-cell table:formula="of:=[.$K$8]*[.B19]+[.$K$9]" office:value-type="float" office:value="19.9208156028369" calcext:value-type="float">
            <text:p>19,92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.A20]-1900" office:value-type="float" office:value="84" calcext:value-type="float">
            <text:p>84</text:p>
          </table:table-cell>
          <table:table-cell table:style-name="ce1" office:value-type="float" office:value="21.81" calcext:value-type="float">
            <text:p>21,81</text:p>
          </table:table-cell>
          <table:table-cell office:value-type="float" office:value="19.8" calcext:value-type="float">
            <text:p>19,8</text:p>
          </table:table-cell>
          <table:table-cell/>
          <table:table-cell table:formula="of:=[.$K$4]*[.B20]+[.$K$5]" office:value-type="float" office:value="21.7216363636364" calcext:value-type="float">
            <text:p>21,72</text:p>
          </table:table-cell>
          <table:table-cell table:formula="of:=[.$K$8]*[.B20]+[.$K$9]" office:value-type="float" office:value="19.8052127659574" calcext:value-type="float">
            <text:p>19,81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.A21]-1900" office:value-type="float" office:value="88" calcext:value-type="float">
            <text:p>88</text:p>
          </table:table-cell>
          <table:table-cell table:style-name="ce1" office:value-type="float" office:value="21.34" calcext:value-type="float">
            <text:p>21,34</text:p>
          </table:table-cell>
          <table:table-cell office:value-type="float" office:value="19.75" calcext:value-type="float">
            <text:p>19,75</text:p>
          </table:table-cell>
          <table:table-cell/>
          <table:table-cell table:formula="of:=[.$K$4]*[.B21]+[.$K$5]" office:value-type="float" office:value="21.4304545454546" calcext:value-type="float">
            <text:p>21,43</text:p>
          </table:table-cell>
          <table:table-cell table:formula="of:=[.$K$8]*[.B21]+[.$K$9]" office:value-type="float" office:value="19.689609929078" calcext:value-type="float">
            <text:p>19,69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.A22]-1900" office:value-type="float" office:value="92" calcext:value-type="float">
            <text:p>92</text:p>
          </table:table-cell>
          <table:table-cell table:style-name="ce1"/>
          <table:table-cell table:number-columns-repeated="2"/>
          <table:table-cell table:formula="of:=[.$K$4]*[.B22]+[.$K$5]" office:value-type="float" office:value="21.1392727272727" calcext:value-type="float">
            <text:p>21,14</text:p>
          </table:table-cell>
          <table:table-cell table:formula="of:=[.$K$8]*[.B22]+[.$K$9]" office:value-type="float" office:value="19.5740070921986" calcext:value-type="float">
            <text:p>19,57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.A23]-1900" office:value-type="float" office:value="96" calcext:value-type="float">
            <text:p>96</text:p>
          </table:table-cell>
          <table:table-cell table:style-name="ce1"/>
          <table:table-cell table:number-columns-repeated="2"/>
          <table:table-cell table:formula="of:=[.$K$4]*[.B23]+[.$K$5]" office:value-type="float" office:value="20.8480909090909" calcext:value-type="float">
            <text:p>20,85</text:p>
          </table:table-cell>
          <table:table-cell table:formula="of:=[.$K$8]*[.B23]+[.$K$9]" office:value-type="float" office:value="19.4584042553191" calcext:value-type="float">
            <text:p>19,46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24]-1900" office:value-type="float" office:value="100" calcext:value-type="float">
            <text:p>100</text:p>
          </table:table-cell>
          <table:table-cell table:style-name="ce1"/>
          <table:table-cell table:number-columns-repeated="2"/>
          <table:table-cell table:formula="of:=[.$K$4]*[.B24]+[.$K$5]" office:value-type="float" office:value="20.5569090909091" calcext:value-type="float">
            <text:p>20,56</text:p>
          </table:table-cell>
          <table:table-cell table:formula="of:=[.$K$8]*[.B24]+[.$K$9]" office:value-type="float" office:value="19.3428014184397" calcext:value-type="float">
            <text:p>19,34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A25]-1900" office:value-type="float" office:value="104" calcext:value-type="float">
            <text:p>104</text:p>
          </table:table-cell>
          <table:table-cell table:number-columns-repeated="3"/>
          <table:table-cell table:formula="of:=[.$K$4]*[.B25]+[.$K$5]" office:value-type="float" office:value="20.2657272727273" calcext:value-type="float">
            <text:p>20,27</text:p>
          </table:table-cell>
          <table:table-cell table:formula="of:=[.$K$8]*[.B25]+[.$K$9]" office:value-type="float" office:value="19.2271985815603" calcext:value-type="float">
            <text:p>19,23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A26]-1900" office:value-type="float" office:value="108" calcext:value-type="float">
            <text:p>108</text:p>
          </table:table-cell>
          <table:table-cell table:number-columns-repeated="3"/>
          <table:table-cell table:formula="of:=[.$K$4]*[.B26]+[.$K$5]" office:value-type="float" office:value="19.9745454545455" calcext:value-type="float">
            <text:p>19,97</text:p>
          </table:table-cell>
          <table:table-cell table:formula="of:=[.$K$8]*[.B26]+[.$K$9]" office:value-type="float" office:value="19.1115957446808" calcext:value-type="float">
            <text:p>19,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A27]-1900" office:value-type="float" office:value="112" calcext:value-type="float">
            <text:p>112</text:p>
          </table:table-cell>
          <table:table-cell table:number-columns-repeated="3"/>
          <table:table-cell table:formula="of:=[.$K$4]*[.B27]+[.$K$5]" office:value-type="float" office:value="19.6833636363636" calcext:value-type="float">
            <text:p>19,68</text:p>
          </table:table-cell>
          <table:table-cell table:formula="of:=[.$K$8]*[.B27]+[.$K$9]" office:value-type="float" office:value="18.9959929078014" calcext:value-type="float">
            <text:p>19,00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.A28]-1900" office:value-type="float" office:value="116" calcext:value-type="float">
            <text:p>116</text:p>
          </table:table-cell>
          <table:table-cell table:number-columns-repeated="3"/>
          <table:table-cell table:formula="of:=[.$K$4]*[.B28]+[.$K$5]" office:value-type="float" office:value="19.3921818181818" calcext:value-type="float">
            <text:p>19,39</text:p>
          </table:table-cell>
          <table:table-cell table:formula="of:=[.$K$8]*[.B28]+[.$K$9]" office:value-type="float" office:value="18.880390070922" calcext:value-type="float">
            <text:p>18,88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[.A29]-1900" office:value-type="float" office:value="120" calcext:value-type="float">
            <text:p>120</text:p>
          </table:table-cell>
          <table:table-cell table:number-columns-repeated="3"/>
          <table:table-cell table:formula="of:=[.$K$4]*[.B29]+[.$K$5]" office:value-type="float" office:value="19.101" calcext:value-type="float">
            <text:p>19,10</text:p>
          </table:table-cell>
          <table:table-cell table:formula="of:=[.$K$8]*[.B29]+[.$K$9]" office:value-type="float" office:value="18.7647872340426" calcext:value-type="float">
            <text:p>18,76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[.A30]-1900" office:value-type="float" office:value="124" calcext:value-type="float">
            <text:p>124</text:p>
          </table:table-cell>
          <table:table-cell table:number-columns-repeated="3"/>
          <table:table-cell table:formula="of:=[.$K$4]*[.B30]+[.$K$5]" office:value-type="float" office:value="18.8098181818182" calcext:value-type="float">
            <text:p>18,81</text:p>
          </table:table-cell>
          <table:table-cell table:formula="of:=[.$K$8]*[.B30]+[.$K$9]" office:value-type="float" office:value="18.6491843971631" calcext:value-type="float">
            <text:p>18,65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[.A31]-1900" office:value-type="float" office:value="128" calcext:value-type="float">
            <text:p>128</text:p>
          </table:table-cell>
          <table:table-cell table:number-columns-repeated="3"/>
          <table:table-cell table:formula="of:=[.$K$4]*[.B31]+[.$K$5]" office:value-type="float" office:value="18.5186363636364" calcext:value-type="float">
            <text:p>18,52</text:p>
          </table:table-cell>
          <table:table-cell table:formula="of:=[.$K$8]*[.B31]+[.$K$9]" office:value-type="float" office:value="18.5335815602837" calcext:value-type="float">
            <text:p>18,53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[.A32]-1900" office:value-type="float" office:value="132" calcext:value-type="float">
            <text:p>132</text:p>
          </table:table-cell>
          <table:table-cell table:number-columns-repeated="3"/>
          <table:table-cell table:formula="of:=[.$K$4]*[.B32]+[.$K$5]" office:value-type="float" office:value="18.2274545454546" calcext:value-type="float">
            <text:p>18,23</text:p>
          </table:table-cell>
          <table:table-cell table:formula="of:=[.$K$8]*[.B32]+[.$K$9]" office:value-type="float" office:value="18.4179787234043" calcext:value-type="float">
            <text:p>18,42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[.A33]-1900" office:value-type="float" office:value="136" calcext:value-type="float">
            <text:p>136</text:p>
          </table:table-cell>
          <table:table-cell table:number-columns-repeated="3"/>
          <table:table-cell table:formula="of:=[.$K$4]*[.B33]+[.$K$5]" office:value-type="float" office:value="17.9362727272727" calcext:value-type="float">
            <text:p>17,94</text:p>
          </table:table-cell>
          <table:table-cell table:formula="of:=[.$K$8]*[.B33]+[.$K$9]" office:value-type="float" office:value="18.3023758865248" calcext:value-type="float">
            <text:p>18,30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[.A34]-1900" office:value-type="float" office:value="140" calcext:value-type="float">
            <text:p>140</text:p>
          </table:table-cell>
          <table:table-cell table:number-columns-repeated="3"/>
          <table:table-cell table:formula="of:=[.$K$4]*[.B34]+[.$K$5]" office:value-type="float" office:value="17.6450909090909" calcext:value-type="float">
            <text:p>17,65</text:p>
          </table:table-cell>
          <table:table-cell table:formula="of:=[.$K$8]*[.B34]+[.$K$9]" office:value-type="float" office:value="18.1867730496454" calcext:value-type="float">
            <text:p>18,19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[.A35]-1900" office:value-type="float" office:value="144" calcext:value-type="float">
            <text:p>144</text:p>
          </table:table-cell>
          <table:table-cell/>
          <table:table-cell table:style-name="Default"/>
          <table:table-cell/>
          <table:table-cell table:formula="of:=[.$K$4]*[.B35]+[.$K$5]" office:value-type="float" office:value="17.3539090909091" calcext:value-type="float">
            <text:p>17,35</text:p>
          </table:table-cell>
          <table:table-cell table:formula="of:=[.$K$8]*[.B35]+[.$K$9]" office:value-type="float" office:value="18.071170212766" calcext:value-type="float">
            <text:p>18,0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A36]-1900" office:value-type="float" office:value="148" calcext:value-type="float">
            <text:p>148</text:p>
          </table:table-cell>
          <table:table-cell/>
          <table:table-cell table:style-name="Default"/>
          <table:table-cell/>
          <table:table-cell table:formula="of:=[.$K$4]*[.B36]+[.$K$5]" office:value-type="float" office:value="17.0627272727273" calcext:value-type="float">
            <text:p>17,06</text:p>
          </table:table-cell>
          <table:table-cell table:formula="of:=[.$K$8]*[.B36]+[.$K$9]" office:value-type="float" office:value="17.9555673758865" calcext:value-type="float">
            <text:p>17,96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[.A37]-1900" office:value-type="float" office:value="152" calcext:value-type="float">
            <text:p>152</text:p>
          </table:table-cell>
          <table:table-cell/>
          <table:table-cell table:style-name="Default"/>
          <table:table-cell/>
          <table:table-cell table:formula="of:=[.$K$4]*[.B37]+[.$K$5]" office:value-type="float" office:value="16.7715454545455" calcext:value-type="float">
            <text:p>16,77</text:p>
          </table:table-cell>
          <table:table-cell table:formula="of:=[.$K$8]*[.B37]+[.$K$9]" office:value-type="float" office:value="17.8399645390071" calcext:value-type="float">
            <text:p>17,84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[.A38]-1900" office:value-type="float" office:value="156" calcext:value-type="float">
            <text:p>156</text:p>
          </table:table-cell>
          <table:table-cell/>
          <table:table-cell table:style-name="Default"/>
          <table:table-cell/>
          <table:table-cell table:formula="of:=[.$K$4]*[.B38]+[.$K$5]" office:value-type="float" office:value="16.4803636363636" calcext:value-type="float">
            <text:p>16,48</text:p>
          </table:table-cell>
          <table:table-cell table:formula="of:=[.$K$8]*[.B38]+[.$K$9]" office:value-type="float" office:value="17.7243617021277" calcext:value-type="float">
            <text:p>17,72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39]-1900" office:value-type="float" office:value="160" calcext:value-type="float">
            <text:p>160</text:p>
          </table:table-cell>
          <table:table-cell/>
          <table:table-cell table:style-name="Default"/>
          <table:table-cell/>
          <table:table-cell table:formula="of:=[.$K$4]*[.B39]+[.$K$5]" office:value-type="float" office:value="16.1891818181818" calcext:value-type="float">
            <text:p>16,19</text:p>
          </table:table-cell>
          <table:table-cell table:formula="of:=[.$K$8]*[.B39]+[.$K$9]" office:value-type="float" office:value="17.6087588652482" calcext:value-type="float">
            <text:p>17,61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2" table:number-rows-spanned="1">
            <text:p>Croissements</text:p>
          </table:table-cell>
          <table:covered-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9.85" calcext:value-type="float">
            <text:p>129,85</text:p>
          </table:table-cell>
          <table:table-cell/>
          <table:table-cell office:value-type="string" calcext:value-type="string">
            <text:p>date </text:p>
          </table:table-cell>
          <table:table-cell/>
          <table:table-cell table:style-name="Default" table:formula="of:=[.B44]+1900" office:value-type="float" office:value="2029.85" calcext:value-type="float">
            <text:p>2029,8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8.48" calcext:value-type="float">
            <text:p>18,48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</table:table-row>
      </table:table>
      <table:table table:name="Course_2019" table:style-name="ta1">
        <table:shapes>
          <draw:frame draw:z-index="0" draw:style-name="gr1" draw:text-style-name="P1" svg:width="189.15mm" svg:height="180.88mm" svg:x="394.3mm" svg:y="11.96mm">
            <draw:object draw:notify-on-update-of-ranges="Course_2019.B2:Course_2019.B28 Course_2019.C1:Course_2019.C1 Course_2019.C2:Course_2019.C28 Course_2019.D1:Course_2019.D1 Course_2019.D2:Course_2019.D28 Course_2019.E1:Course_2019.E1 Course_2019.E2:Course_2019.E28 Course_2019.F1:Course_2019.F1 Course_2019.F2:Course_2019.F28 Course_2019.G1:Course_2019.G1 Course_2019.G2:Course_2019.G28 Course_2019.H1:Course_2019.H1 Course_2019.H2:Course_2019.H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79.84mm" svg:height="150.14mm" svg:x="192.08mm" svg:y="2.59mm">
            <draw:object draw:notify-on-update-of-ranges="Course_2019.B2:Course_2019.B28 Course_2019.C1:Course_2019.C1 Course_2019.C2:Course_2019.C28 Course_2019.D1:Course_2019.D1 Course_2019.D2:Course_2019.D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nn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mme</text:p>
          </table:table-cell>
          <table:table-cell table:style-name="ce4" office:value-type="string" calcext:value-type="string">
            <text:p>F_modele</text:p>
          </table:table-cell>
          <table:table-cell table:style-name="ce4" office:value-type="string" calcext:value-type="string">
            <text:p>H_modele</text:p>
          </table:table-cell>
          <table:table-cell office:value-type="string" calcext:value-type="string">
            <text:p>F_ancien</text:p>
          </table:table-cell>
          <table:table-cell office:value-type="string" calcext:value-type="string">
            <text:p>H_ancien</text:p>
          </table:table-cell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1" table:formula="of:=[.A2]-1900" office:value-type="float" office:value="0" calcext:value-type="float">
            <text:p>0</text:p>
          </table:table-cell>
          <table:table-cell/>
          <table:table-cell office:value-type="float" office:value="22.2" calcext:value-type="float">
            <text:p>22,2</text:p>
          </table:table-cell>
          <table:table-cell table:style-name="ce4" table:formula="of:=[.$B$33]*[.B2]+[.$B$34]" office:value-type="float" office:value="25.436174750602" calcext:value-type="float">
            <text:p>25,44</text:p>
          </table:table-cell>
          <table:table-cell table:style-name="ce4" table:formula="of:=[.$E$33]*[.B2]+[.$E$34]" office:value-type="float" office:value="22.0949222816273" calcext:value-type="float">
            <text:p>22,09</text:p>
          </table:table-cell>
          <table:table-cell/>
          <table:table-cell table:style-name="ce11" table:formula="of:=[$Course_1998_Solution.G2]" office:value-type="float" office:value="22.2328723404255" calcext:value-type="float">
            <text:p>22,23</text:p>
          </table:table-cell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style-name="ce1" table:formula="of:=[.A3]-1900" office:value-type="float" office:value="4" calcext:value-type="float">
            <text:p>4</text:p>
          </table:table-cell>
          <table:table-cell/>
          <table:table-cell office:value-type="float" office:value="21.6" calcext:value-type="float">
            <text:p>21,6</text:p>
          </table:table-cell>
          <table:table-cell table:style-name="ce4" table:formula="of:=[.$B$33]*[.B3]+[.$B$34]" office:value-type="float" office:value="25.2941933264534" calcext:value-type="float">
            <text:p>25,29</text:p>
          </table:table-cell>
          <table:table-cell table:style-name="ce4" table:formula="of:=[.$E$33]*[.B3]+[.$E$34]" office:value-type="float" office:value="21.9957688630811" calcext:value-type="float">
            <text:p>22,00</text:p>
          </table:table-cell>
          <table:table-cell/>
          <table:table-cell table:style-name="ce11" table:formula="of:=[$Course_1998_Solution.G3]" office:value-type="float" office:value="22.1172695035461" calcext:value-type="float">
            <text:p>22,12</text:p>
          </table:table-cell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style-name="ce1" table:formula="of:=[.A4]-1900" office:value-type="float" office:value="8" calcext:value-type="float">
            <text:p>8</text:p>
          </table:table-cell>
          <table:table-cell/>
          <table:table-cell office:value-type="float" office:value="22.6" calcext:value-type="float">
            <text:p>22,6</text:p>
          </table:table-cell>
          <table:table-cell table:style-name="ce4" table:formula="of:=[.$B$33]*[.B4]+[.$B$34]" office:value-type="float" office:value="25.1522119023048" calcext:value-type="float">
            <text:p>25,15</text:p>
          </table:table-cell>
          <table:table-cell table:style-name="ce4" table:formula="of:=[.$E$33]*[.B4]+[.$E$34]" office:value-type="float" office:value="21.8966154445349" calcext:value-type="float">
            <text:p>21,90</text:p>
          </table:table-cell>
          <table:table-cell/>
          <table:table-cell table:style-name="ce11" table:formula="of:=[$Course_1998_Solution.G4]" office:value-type="float" office:value="22.0016666666667" calcext:value-type="float">
            <text:p>22,00</text:p>
          </table:table-cell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style-name="ce1" table:formula="of:=[.A5]-1900" office:value-type="float" office:value="12" calcext:value-type="float">
            <text:p>12</text:p>
          </table:table-cell>
          <table:table-cell/>
          <table:table-cell office:value-type="float" office:value="21.7" calcext:value-type="float">
            <text:p>21,7</text:p>
          </table:table-cell>
          <table:table-cell table:style-name="ce4" table:formula="of:=[.$B$33]*[.B5]+[.$B$34]" office:value-type="float" office:value="25.0102304781562" calcext:value-type="float">
            <text:p>25,01</text:p>
          </table:table-cell>
          <table:table-cell table:style-name="ce4" table:formula="of:=[.$E$33]*[.B5]+[.$E$34]" office:value-type="float" office:value="21.7974620259887" calcext:value-type="float">
            <text:p>21,80</text:p>
          </table:table-cell>
          <table:table-cell/>
          <table:table-cell table:style-name="ce11" table:formula="of:=[$Course_1998_Solution.G5]" office:value-type="float" office:value="21.8860638297872" calcext:value-type="float">
            <text:p>21,89</text:p>
          </table:table-cell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1" table:formula="of:=[.A6]-1900"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" table:formula="of:=[.$B$33]*[.B6]+[.$B$34]" office:value-type="float" office:value="24.726267629859" calcext:value-type="float">
            <text:p>24,73</text:p>
          </table:table-cell>
          <table:table-cell table:style-name="ce4" table:formula="of:=[.$E$33]*[.B6]+[.$E$34]" office:value-type="float" office:value="21.5991551888964" calcext:value-type="float">
            <text:p>21,60</text:p>
          </table:table-cell>
          <table:table-cell/>
          <table:table-cell table:style-name="ce11" table:formula="of:=[$Course_1998_Solution.G6]" office:value-type="float" office:value="21.6548581560284" calcext:value-type="float">
            <text:p>21,65</text:p>
          </table:table-cell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style-name="ce1" table:formula="of:=[.A7]-1900" office:value-type="float" office:value="24" calcext:value-type="float">
            <text:p>24</text:p>
          </table:table-cell>
          <table:table-cell/>
          <table:table-cell office:value-type="float" office:value="21.6" calcext:value-type="float">
            <text:p>21,6</text:p>
          </table:table-cell>
          <table:table-cell table:style-name="ce4" table:formula="of:=[.$B$33]*[.B7]+[.$B$34]" office:value-type="float" office:value="24.5842862057103" calcext:value-type="float">
            <text:p>24,58</text:p>
          </table:table-cell>
          <table:table-cell table:style-name="ce4" table:formula="of:=[.$E$33]*[.B7]+[.$E$34]" office:value-type="float" office:value="21.5000017703502" calcext:value-type="float">
            <text:p>21,50</text:p>
          </table:table-cell>
          <table:table-cell/>
          <table:table-cell table:style-name="ce11" table:formula="of:=[$Course_1998_Solution.G7]" office:value-type="float" office:value="21.5392553191489" calcext:value-type="float">
            <text:p>21,54</text:p>
          </table:table-cell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style-name="ce1" table:formula="of:=[.A8]-1900" office:value-type="float" office:value="28" calcext:value-type="float">
            <text:p>28</text:p>
          </table:table-cell>
          <table:table-cell/>
          <table:table-cell office:value-type="float" office:value="21.8" calcext:value-type="float">
            <text:p>21,8</text:p>
          </table:table-cell>
          <table:table-cell table:style-name="ce4" table:formula="of:=[.$B$33]*[.B8]+[.$B$34]" office:value-type="float" office:value="24.4423047815617" calcext:value-type="float">
            <text:p>24,44</text:p>
          </table:table-cell>
          <table:table-cell table:style-name="ce4" table:formula="of:=[.$E$33]*[.B8]+[.$E$34]" office:value-type="float" office:value="21.400848351804" calcext:value-type="float">
            <text:p>21,40</text:p>
          </table:table-cell>
          <table:table-cell/>
          <table:table-cell table:style-name="ce11" table:formula="of:=[$Course_1998_Solution.G8]" office:value-type="float" office:value="21.4236524822695" calcext:value-type="float">
            <text:p>21,42</text:p>
          </table:table-cell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style-name="ce1" table:formula="of:=[.A9]-1900" office:value-type="float" office:value="32" calcext:value-type="float">
            <text:p>32</text:p>
          </table:table-cell>
          <table:table-cell/>
          <table:table-cell office:value-type="float" office:value="21.1" calcext:value-type="float">
            <text:p>21,1</text:p>
          </table:table-cell>
          <table:table-cell table:style-name="ce4" table:formula="of:=[.$B$33]*[.B9]+[.$B$34]" office:value-type="float" office:value="24.3003233574131" calcext:value-type="float">
            <text:p>24,30</text:p>
          </table:table-cell>
          <table:table-cell table:style-name="ce4" table:formula="of:=[.$E$33]*[.B9]+[.$E$34]" office:value-type="float" office:value="21.3016949332578" calcext:value-type="float">
            <text:p>21,30</text:p>
          </table:table-cell>
          <table:table-cell/>
          <table:table-cell table:style-name="ce11" table:formula="of:=[$Course_1998_Solution.G9]" office:value-type="float" office:value="21.3080496453901" calcext:value-type="float">
            <text:p>21,31</text:p>
          </table:table-cell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style-name="ce1" table:formula="of:=[.A10]-1900" office:value-type="float" office:value="36" calcext:value-type="float">
            <text:p>36</text:p>
          </table:table-cell>
          <table:table-cell/>
          <table:table-cell office:value-type="float" office:value="20.7" calcext:value-type="float">
            <text:p>20,7</text:p>
          </table:table-cell>
          <table:table-cell table:style-name="ce4" table:formula="of:=[.$B$33]*[.B10]+[.$B$34]" office:value-type="float" office:value="24.1583419332645" calcext:value-type="float">
            <text:p>24,16</text:p>
          </table:table-cell>
          <table:table-cell table:style-name="ce4" table:formula="of:=[.$E$33]*[.B10]+[.$E$34]" office:value-type="float" office:value="21.2025415147116" calcext:value-type="float">
            <text:p>21,20</text:p>
          </table:table-cell>
          <table:table-cell/>
          <table:table-cell table:style-name="ce11" table:formula="of:=[$Course_1998_Solution.G10]" office:value-type="float" office:value="21.1924468085106" calcext:value-type="float">
            <text:p>21,19</text:p>
          </table:table-cell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style-name="ce1" table:formula="of:=[.A11]-1900" office:value-type="float" office:value="48" calcext:value-type="float">
            <text:p>48</text:p>
          </table:table-cell>
          <table:table-cell office:value-type="float" office:value="24.4" calcext:value-type="float">
            <text:p>24,4</text:p>
          </table:table-cell>
          <table:table-cell office:value-type="float" office:value="21.1" calcext:value-type="float">
            <text:p>21,1</text:p>
          </table:table-cell>
          <table:table-cell table:style-name="ce4" table:formula="of:=[.$B$33]*[.B11]+[.$B$34]" office:value-type="float" office:value="23.7323976608187" calcext:value-type="float">
            <text:p>23,73</text:p>
          </table:table-cell>
          <table:table-cell table:style-name="ce4" table:formula="of:=[.$E$33]*[.B11]+[.$E$34]" office:value-type="float" office:value="20.905081259073" calcext:value-type="float">
            <text:p>20,91</text:p>
          </table:table-cell>
          <table:table-cell table:style-name="ce11" table:formula="of:=[$Course_1998_Solution.F11]" office:value-type="float" office:value="24.3422727272727" calcext:value-type="float">
            <text:p>24,34</text:p>
          </table:table-cell>
          <table:table-cell table:style-name="ce11" table:formula="of:=[$Course_1998_Solution.G11]" office:value-type="float" office:value="20.8456382978723" calcext:value-type="float">
            <text:p>20,85</text:p>
          </table:table-cell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1" table:formula="of:=[.A12]-1900" office:value-type="float" office:value="52" calcext:value-type="float">
            <text:p>52</text:p>
          </table:table-cell>
          <table:table-cell office:value-type="float" office:value="23.7" calcext:value-type="float">
            <text:p>23,7</text:p>
          </table:table-cell>
          <table:table-cell office:value-type="float" office:value="20.7" calcext:value-type="float">
            <text:p>20,7</text:p>
          </table:table-cell>
          <table:table-cell table:style-name="ce4" table:formula="of:=[.$B$33]*[.B12]+[.$B$34]" office:value-type="float" office:value="23.5904162366701" calcext:value-type="float">
            <text:p>23,59</text:p>
          </table:table-cell>
          <table:table-cell table:style-name="ce4" table:formula="of:=[.$E$33]*[.B12]+[.$E$34]" office:value-type="float" office:value="20.8059278405269" calcext:value-type="float">
            <text:p>20,81</text:p>
          </table:table-cell>
          <table:table-cell table:style-name="ce11" table:formula="of:=[$Course_1998_Solution.F12]" office:value-type="float" office:value="24.0510909090909" calcext:value-type="float">
            <text:p>24,05</text:p>
          </table:table-cell>
          <table:table-cell table:style-name="ce11" table:formula="of:=[$Course_1998_Solution.G12]" office:value-type="float" office:value="20.7300354609929" calcext:value-type="float">
            <text:p>20,73</text:p>
          </table:table-cell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style-name="ce1" table:formula="of:=[.A13]-1900" office:value-type="float" office:value="56" calcext:value-type="float">
            <text:p>56</text:p>
          </table:table-cell>
          <table:table-cell office:value-type="float" office:value="23.4" calcext:value-type="float">
            <text:p>23,4</text:p>
          </table:table-cell>
          <table:table-cell office:value-type="float" office:value="20.6" calcext:value-type="float">
            <text:p>20,6</text:p>
          </table:table-cell>
          <table:table-cell table:style-name="ce4" table:formula="of:=[.$B$33]*[.B13]+[.$B$34]" office:value-type="float" office:value="23.4484348125215" calcext:value-type="float">
            <text:p>23,45</text:p>
          </table:table-cell>
          <table:table-cell table:style-name="ce4" table:formula="of:=[.$E$33]*[.B13]+[.$E$34]" office:value-type="float" office:value="20.7067744219807" calcext:value-type="float">
            <text:p>20,71</text:p>
          </table:table-cell>
          <table:table-cell table:style-name="ce11" table:formula="of:=[$Course_1998_Solution.F13]" office:value-type="float" office:value="23.7599090909091" calcext:value-type="float">
            <text:p>23,76</text:p>
          </table:table-cell>
          <table:table-cell table:style-name="ce11" table:formula="of:=[$Course_1998_Solution.G13]" office:value-type="float" office:value="20.6144326241135" calcext:value-type="float">
            <text:p>20,61</text:p>
          </table:table-cell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1" table:formula="of:=[.A14]-1900" office:value-type="float" office:value="60" calcext:value-type="float">
            <text:p>60</text:p>
          </table:table-cell>
          <table:table-cell office:value-type="float" office:value="24.4" calcext:value-type="float">
            <text:p>24,4</text:p>
          </table:table-cell>
          <table:table-cell office:value-type="float" office:value="20.5" calcext:value-type="float">
            <text:p>20,5</text:p>
          </table:table-cell>
          <table:table-cell table:style-name="ce4" table:formula="of:=[.$B$33]*[.B14]+[.$B$34]" office:value-type="float" office:value="23.3064533883729" calcext:value-type="float">
            <text:p>23,31</text:p>
          </table:table-cell>
          <table:table-cell table:style-name="ce4" table:formula="of:=[.$E$33]*[.B14]+[.$E$34]" office:value-type="float" office:value="20.6076210034345" calcext:value-type="float">
            <text:p>20,61</text:p>
          </table:table-cell>
          <table:table-cell table:style-name="ce11" table:formula="of:=[$Course_1998_Solution.F14]" office:value-type="float" office:value="23.4687272727273" calcext:value-type="float">
            <text:p>23,47</text:p>
          </table:table-cell>
          <table:table-cell table:style-name="ce11" table:formula="of:=[$Course_1998_Solution.G14]" office:value-type="float" office:value="20.498829787234" calcext:value-type="float">
            <text:p>20,50</text:p>
          </table:table-cell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1" table:formula="of:=[.A15]-1900" office:value-type="float" office:value="64" calcext:value-type="float">
            <text:p>64</text:p>
          </table:table-cell>
          <table:table-cell office:value-type="float" office:value="23.4" calcext:value-type="float">
            <text:p>23,4</text:p>
          </table:table-cell>
          <table:table-cell office:value-type="float" office:value="20.3" calcext:value-type="float">
            <text:p>20,3</text:p>
          </table:table-cell>
          <table:table-cell table:style-name="ce4" table:formula="of:=[.$B$33]*[.B15]+[.$B$34]" office:value-type="float" office:value="23.1644719642243" calcext:value-type="float">
            <text:p>23,16</text:p>
          </table:table-cell>
          <table:table-cell table:style-name="ce4" table:formula="of:=[.$E$33]*[.B15]+[.$E$34]" office:value-type="float" office:value="20.5084675848883" calcext:value-type="float">
            <text:p>20,51</text:p>
          </table:table-cell>
          <table:table-cell table:style-name="ce11" table:formula="of:=[$Course_1998_Solution.F15]" office:value-type="float" office:value="23.1775454545455" calcext:value-type="float">
            <text:p>23,18</text:p>
          </table:table-cell>
          <table:table-cell table:style-name="ce11" table:formula="of:=[$Course_1998_Solution.G15]" office:value-type="float" office:value="20.3832269503546" calcext:value-type="float">
            <text:p>20,38</text:p>
          </table:table-cell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1" table:formula="of:=[.A16]-1900" office:value-type="float" office:value="68" calcext:value-type="float">
            <text:p>68</text:p>
          </table:table-cell>
          <table:table-cell office:value-type="float" office:value="22.5" calcext:value-type="float">
            <text:p>22,5</text:p>
          </table:table-cell>
          <table:table-cell office:value-type="float" office:value="19.83" calcext:value-type="float">
            <text:p>19,83</text:p>
          </table:table-cell>
          <table:table-cell table:style-name="ce4" table:formula="of:=[.$B$33]*[.B16]+[.$B$34]" office:value-type="float" office:value="23.0224905400757" calcext:value-type="float">
            <text:p>23,02</text:p>
          </table:table-cell>
          <table:table-cell table:style-name="ce4" table:formula="of:=[.$E$33]*[.B16]+[.$E$34]" office:value-type="float" office:value="20.4093141663421" calcext:value-type="float">
            <text:p>20,41</text:p>
          </table:table-cell>
          <table:table-cell table:style-name="ce11" table:formula="of:=[$Course_1998_Solution.F16]" office:value-type="float" office:value="22.8863636363636" calcext:value-type="float">
            <text:p>22,89</text:p>
          </table:table-cell>
          <table:table-cell table:style-name="ce11" table:formula="of:=[$Course_1998_Solution.G16]" office:value-type="float" office:value="20.2676241134752" calcext:value-type="float">
            <text:p>20,27</text:p>
          </table:table-cell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style-name="ce1" table:formula="of:=[.A17]-1900" office:value-type="float" office:value="72" calcext:value-type="float">
            <text:p>72</text:p>
          </table:table-cell>
          <table:table-cell office:value-type="float" office:value="22.4" calcext:value-type="float">
            <text:p>22,4</text:p>
          </table:table-cell>
          <table:table-cell office:value-type="float" office:value="20" calcext:value-type="float">
            <text:p>20</text:p>
          </table:table-cell>
          <table:table-cell table:style-name="ce4" table:formula="of:=[.$B$33]*[.B17]+[.$B$34]" office:value-type="float" office:value="22.8805091159271" calcext:value-type="float">
            <text:p>22,88</text:p>
          </table:table-cell>
          <table:table-cell table:style-name="ce4" table:formula="of:=[.$E$33]*[.B17]+[.$E$34]" office:value-type="float" office:value="20.3101607477959" calcext:value-type="float">
            <text:p>20,31</text:p>
          </table:table-cell>
          <table:table-cell table:style-name="ce11" table:formula="of:=[$Course_1998_Solution.F17]" office:value-type="float" office:value="22.5951818181818" calcext:value-type="float">
            <text:p>22,60</text:p>
          </table:table-cell>
          <table:table-cell table:style-name="ce11" table:formula="of:=[$Course_1998_Solution.G17]" office:value-type="float" office:value="20.1520212765957" calcext:value-type="float">
            <text:p>20,15</text:p>
          </table:table-cell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table:formula="of:=[.A18]-1900" office:value-type="float" office:value="76" calcext:value-type="float">
            <text:p>76</text:p>
          </table:table-cell>
          <table:table-cell office:value-type="float" office:value="22.37" calcext:value-type="float">
            <text:p>22,37</text:p>
          </table:table-cell>
          <table:table-cell office:value-type="float" office:value="20.23" calcext:value-type="float">
            <text:p>20,23</text:p>
          </table:table-cell>
          <table:table-cell table:style-name="ce4" table:formula="of:=[.$B$33]*[.B18]+[.$B$34]" office:value-type="float" office:value="22.7385276917785" calcext:value-type="float">
            <text:p>22,74</text:p>
          </table:table-cell>
          <table:table-cell table:style-name="ce4" table:formula="of:=[.$E$33]*[.B18]+[.$E$34]" office:value-type="float" office:value="20.2110073292497" calcext:value-type="float">
            <text:p>20,21</text:p>
          </table:table-cell>
          <table:table-cell table:style-name="ce11" table:formula="of:=[$Course_1998_Solution.F18]" office:value-type="float" office:value="22.304" calcext:value-type="float">
            <text:p>22,30</text:p>
          </table:table-cell>
          <table:table-cell table:style-name="ce11" table:formula="of:=[$Course_1998_Solution.G18]" office:value-type="float" office:value="20.0364184397163" calcext:value-type="float">
            <text:p>20,04</text:p>
          </table:table-cell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table:formula="of:=[.A19]-1900" office:value-type="float" office:value="80" calcext:value-type="float">
            <text:p>80</text:p>
          </table:table-cell>
          <table:table-cell office:value-type="float" office:value="22.03" calcext:value-type="float">
            <text:p>22,03</text:p>
          </table:table-cell>
          <table:table-cell office:value-type="float" office:value="20.19" calcext:value-type="float">
            <text:p>20,19</text:p>
          </table:table-cell>
          <table:table-cell table:style-name="ce4" table:formula="of:=[.$B$33]*[.B19]+[.$B$34]" office:value-type="float" office:value="22.5965462676299" calcext:value-type="float">
            <text:p>22,60</text:p>
          </table:table-cell>
          <table:table-cell table:style-name="ce4" table:formula="of:=[.$E$33]*[.B19]+[.$E$34]" office:value-type="float" office:value="20.1118539107035" calcext:value-type="float">
            <text:p>20,11</text:p>
          </table:table-cell>
          <table:table-cell table:style-name="ce11" table:formula="of:=[$Course_1998_Solution.F19]" office:value-type="float" office:value="22.0128181818182" calcext:value-type="float">
            <text:p>22,01</text:p>
          </table:table-cell>
          <table:table-cell table:style-name="ce11" table:formula="of:=[$Course_1998_Solution.G19]" office:value-type="float" office:value="19.9208156028369" calcext:value-type="float">
            <text:p>19,92</text:p>
          </table:table-cell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table:formula="of:=[.A20]-1900" office:value-type="float" office:value="84" calcext:value-type="float">
            <text:p>84</text:p>
          </table:table-cell>
          <table:table-cell office:value-type="float" office:value="21.81" calcext:value-type="float">
            <text:p>21,81</text:p>
          </table:table-cell>
          <table:table-cell office:value-type="float" office:value="19.8" calcext:value-type="float">
            <text:p>19,8</text:p>
          </table:table-cell>
          <table:table-cell table:style-name="ce4" table:formula="of:=[.$B$33]*[.B20]+[.$B$34]" office:value-type="float" office:value="22.4545648434812" calcext:value-type="float">
            <text:p>22,45</text:p>
          </table:table-cell>
          <table:table-cell table:style-name="ce4" table:formula="of:=[.$E$33]*[.B20]+[.$E$34]" office:value-type="float" office:value="20.0127004921573" calcext:value-type="float">
            <text:p>20,01</text:p>
          </table:table-cell>
          <table:table-cell table:style-name="ce11" table:formula="of:=[$Course_1998_Solution.F20]" office:value-type="float" office:value="21.7216363636364" calcext:value-type="float">
            <text:p>21,72</text:p>
          </table:table-cell>
          <table:table-cell table:style-name="ce11" table:formula="of:=[$Course_1998_Solution.G20]" office:value-type="float" office:value="19.8052127659574" calcext:value-type="float">
            <text:p>19,81</text:p>
          </table:table-cell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1" table:formula="of:=[.A21]-1900" office:value-type="float" office:value="88" calcext:value-type="float">
            <text:p>88</text:p>
          </table:table-cell>
          <table:table-cell office:value-type="float" office:value="21.34" calcext:value-type="float">
            <text:p>21,34</text:p>
          </table:table-cell>
          <table:table-cell office:value-type="float" office:value="19.75" calcext:value-type="float">
            <text:p>19,75</text:p>
          </table:table-cell>
          <table:table-cell table:style-name="ce4" table:formula="of:=[.$B$33]*[.B21]+[.$B$34]" office:value-type="float" office:value="22.3125834193326" calcext:value-type="float">
            <text:p>22,31</text:p>
          </table:table-cell>
          <table:table-cell table:style-name="ce4" table:formula="of:=[.$E$33]*[.B21]+[.$E$34]" office:value-type="float" office:value="19.9135470736112" calcext:value-type="float">
            <text:p>19,91</text:p>
          </table:table-cell>
          <table:table-cell table:style-name="ce11" table:formula="of:=[$Course_1998_Solution.F21]" office:value-type="float" office:value="21.4304545454546" calcext:value-type="float">
            <text:p>21,43</text:p>
          </table:table-cell>
          <table:table-cell table:style-name="ce11" table:formula="of:=[$Course_1998_Solution.G21]" office:value-type="float" office:value="19.689609929078" calcext:value-type="float">
            <text:p>19,69</text:p>
          </table:table-cell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1" table:formula="of:=[.A22]-1900" office:value-type="float" office:value="92" calcext:value-type="float">
            <text:p>92</text:p>
          </table:table-cell>
          <table:table-cell office:value-type="float" office:value="21.81" calcext:value-type="float">
            <text:p>21,81</text:p>
          </table:table-cell>
          <table:table-cell office:value-type="float" office:value="20.01" calcext:value-type="float">
            <text:p>20,01</text:p>
          </table:table-cell>
          <table:table-cell table:style-name="ce4" table:formula="of:=[.$B$33]*[.B22]+[.$B$34]" office:value-type="float" office:value="22.170601995184" calcext:value-type="float">
            <text:p>22,17</text:p>
          </table:table-cell>
          <table:table-cell table:style-name="ce4" table:formula="of:=[.$E$33]*[.B22]+[.$E$34]" office:value-type="float" office:value="19.814393655065" calcext:value-type="float">
            <text:p>19,81</text:p>
          </table:table-cell>
          <table:table-cell table:style-name="ce11" table:formula="of:=[$Course_1998_Solution.F22]" office:value-type="float" office:value="21.1392727272727" calcext:value-type="float">
            <text:p>21,14</text:p>
          </table:table-cell>
          <table:table-cell table:style-name="ce11" table:formula="of:=[$Course_1998_Solution.G22]" office:value-type="float" office:value="19.5740070921986" calcext:value-type="float">
            <text:p>19,57</text:p>
          </table:table-cell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table:formula="of:=[.A23]-1900" office:value-type="float" office:value="96" calcext:value-type="float">
            <text:p>96</text:p>
          </table:table-cell>
          <table:table-cell office:value-type="float" office:value="22.12" calcext:value-type="float">
            <text:p>22,12</text:p>
          </table:table-cell>
          <table:table-cell office:value-type="float" office:value="19.32" calcext:value-type="float">
            <text:p>19,32</text:p>
          </table:table-cell>
          <table:table-cell table:style-name="ce4" table:formula="of:=[.$B$33]*[.B23]+[.$B$34]" office:value-type="float" office:value="22.0286205710354" calcext:value-type="float">
            <text:p>22,03</text:p>
          </table:table-cell>
          <table:table-cell table:style-name="ce4" table:formula="of:=[.$E$33]*[.B23]+[.$E$34]" office:value-type="float" office:value="19.7152402365188" calcext:value-type="float">
            <text:p>19,72</text:p>
          </table:table-cell>
          <table:table-cell table:style-name="ce11" table:formula="of:=[$Course_1998_Solution.F23]" office:value-type="float" office:value="20.8480909090909" calcext:value-type="float">
            <text:p>20,85</text:p>
          </table:table-cell>
          <table:table-cell table:style-name="ce11" table:formula="of:=[$Course_1998_Solution.G23]" office:value-type="float" office:value="19.4584042553191" calcext:value-type="float">
            <text:p>19,46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table:formula="of:=[.A24]-1900" office:value-type="float" office:value="100" calcext:value-type="float">
            <text:p>100</text:p>
          </table:table-cell>
          <table:table-cell office:value-type="float" office:value="22.27" calcext:value-type="float">
            <text:p>22,27</text:p>
          </table:table-cell>
          <table:table-cell office:value-type="float" office:value="20.09" calcext:value-type="float">
            <text:p>20,09</text:p>
          </table:table-cell>
          <table:table-cell table:style-name="ce4" table:formula="of:=[.$B$33]*[.B24]+[.$B$34]" office:value-type="float" office:value="21.8866391468868" calcext:value-type="float">
            <text:p>21,89</text:p>
          </table:table-cell>
          <table:table-cell table:style-name="ce4" table:formula="of:=[.$E$33]*[.B24]+[.$E$34]" office:value-type="float" office:value="19.6160868179726" calcext:value-type="float">
            <text:p>19,62</text:p>
          </table:table-cell>
          <table:table-cell table:style-name="ce11" table:formula="of:=[$Course_1998_Solution.F24]" office:value-type="float" office:value="20.5569090909091" calcext:value-type="float">
            <text:p>20,56</text:p>
          </table:table-cell>
          <table:table-cell table:style-name="ce11" table:formula="of:=[$Course_1998_Solution.G24]" office:value-type="float" office:value="19.3428014184397" calcext:value-type="float">
            <text:p>19,34</text:p>
          </table:table-cell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table:formula="of:=[.A25]-1900" office:value-type="float" office:value="104" calcext:value-type="float">
            <text:p>104</text:p>
          </table:table-cell>
          <table:table-cell office:value-type="float" office:value="22.05" calcext:value-type="float">
            <text:p>22,05</text:p>
          </table:table-cell>
          <table:table-cell office:value-type="float" office:value="19.79" calcext:value-type="float">
            <text:p>19,79</text:p>
          </table:table-cell>
          <table:table-cell table:style-name="ce4" table:formula="of:=[.$B$33]*[.B25]+[.$B$34]" office:value-type="float" office:value="21.7446577227382" calcext:value-type="float">
            <text:p>21,74</text:p>
          </table:table-cell>
          <table:table-cell table:style-name="ce4" table:formula="of:=[.$E$33]*[.B25]+[.$E$34]" office:value-type="float" office:value="19.5169333994264" calcext:value-type="float">
            <text:p>19,52</text:p>
          </table:table-cell>
          <table:table-cell table:style-name="ce11" table:formula="of:=[$Course_1998_Solution.F25]" office:value-type="float" office:value="20.2657272727273" calcext:value-type="float">
            <text:p>20,27</text:p>
          </table:table-cell>
          <table:table-cell table:style-name="ce11" table:formula="of:=[$Course_1998_Solution.G25]" office:value-type="float" office:value="19.2271985815603" calcext:value-type="float">
            <text:p>19,23</text:p>
          </table:table-cell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table:formula="of:=[.A26]-1900" office:value-type="float" office:value="108" calcext:value-type="float">
            <text:p>108</text:p>
          </table:table-cell>
          <table:table-cell office:value-type="float" office:value="21.8" calcext:value-type="float">
            <text:p>21,8</text:p>
          </table:table-cell>
          <table:table-cell office:value-type="float" office:value="19.3" calcext:value-type="float">
            <text:p>19,3</text:p>
          </table:table-cell>
          <table:table-cell table:style-name="ce4" table:formula="of:=[.$B$33]*[.B26]+[.$B$34]" office:value-type="float" office:value="21.6026762985896" calcext:value-type="float">
            <text:p>21,60</text:p>
          </table:table-cell>
          <table:table-cell table:style-name="ce4" table:formula="of:=[.$E$33]*[.B26]+[.$E$34]" office:value-type="float" office:value="19.4177799808802" calcext:value-type="float">
            <text:p>19,42</text:p>
          </table:table-cell>
          <table:table-cell table:style-name="ce11" table:formula="of:=[$Course_1998_Solution.F26]" office:value-type="float" office:value="19.9745454545455" calcext:value-type="float">
            <text:p>19,97</text:p>
          </table:table-cell>
          <table:table-cell table:style-name="ce11" table:formula="of:=[$Course_1998_Solution.G26]" office:value-type="float" office:value="19.1115957446808" calcext:value-type="float">
            <text:p>19,11</text:p>
          </table:table-cell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table:formula="of:=[.A27]-1900" office:value-type="float" office:value="112" calcext:value-type="float">
            <text:p>112</text:p>
          </table:table-cell>
          <table:table-cell office:value-type="float" office:value="21.88" calcext:value-type="float">
            <text:p>21,88</text:p>
          </table:table-cell>
          <table:table-cell office:value-type="float" office:value="19.32" calcext:value-type="float">
            <text:p>19,32</text:p>
          </table:table-cell>
          <table:table-cell table:style-name="ce4" table:formula="of:=[.$B$33]*[.B27]+[.$B$34]" office:value-type="float" office:value="21.460694874441" calcext:value-type="float">
            <text:p>21,46</text:p>
          </table:table-cell>
          <table:table-cell table:style-name="ce4" table:formula="of:=[.$E$33]*[.B27]+[.$E$34]" office:value-type="float" office:value="19.318626562334" calcext:value-type="float">
            <text:p>19,32</text:p>
          </table:table-cell>
          <table:table-cell table:style-name="ce11" table:formula="of:=[$Course_1998_Solution.F27]" office:value-type="float" office:value="19.6833636363636" calcext:value-type="float">
            <text:p>19,68</text:p>
          </table:table-cell>
          <table:table-cell table:style-name="ce11" table:formula="of:=[$Course_1998_Solution.G27]" office:value-type="float" office:value="18.9959929078014" calcext:value-type="float">
            <text:p>19,00</text:p>
          </table:table-cell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table:formula="of:=[.A28]-1900" office:value-type="float" office:value="116" calcext:value-type="float">
            <text:p>116</text:p>
          </table:table-cell>
          <table:table-cell office:value-type="float" office:value="21.78" calcext:value-type="float">
            <text:p>21,78</text:p>
          </table:table-cell>
          <table:table-cell office:value-type="float" office:value="19.78" calcext:value-type="float">
            <text:p>19,78</text:p>
          </table:table-cell>
          <table:table-cell table:style-name="ce4" table:formula="of:=[.$B$33]*[.B28]+[.$B$34]" office:value-type="float" office:value="21.3187134502924" calcext:value-type="float">
            <text:p>21,32</text:p>
          </table:table-cell>
          <table:table-cell table:style-name="ce4" table:formula="of:=[.$E$33]*[.B28]+[.$E$34]" office:value-type="float" office:value="19.2194731437878" calcext:value-type="float">
            <text:p>19,22</text:p>
          </table:table-cell>
          <table:table-cell table:style-name="ce11" table:formula="of:=[$Course_1998_Solution.F28]" office:value-type="float" office:value="19.3921818181818" calcext:value-type="float">
            <text:p>19,39</text:p>
          </table:table-cell>
          <table:table-cell table:style-name="ce11" table:formula="of:=[$Course_1998_Solution.G28]" office:value-type="float" office:value="18.880390070922" calcext:value-type="float">
            <text:p>18,88</text:p>
          </table:table-cell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table:style-name="ce1" table:formula="of:=[.A29]-1900" office:value-type="float" office:value="120" calcext:value-type="float">
            <text:p>120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emme</text:p>
          </table:table-cell>
          <table:table-cell table:number-columns-repeated="2"/>
          <table:table-cell table:style-name="Default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SLOPE([.C11:.C28];[.B11:.B28])" office:value-type="float" office:value="-0.0354953560371517" calcext:value-type="float">
            <text:p>-0,035495356037152</text:p>
          </table:table-cell>
          <table:table-cell/>
          <table:table-cell table:style-name="Default" office:value-type="string" calcext:value-type="string">
            <text:p>a</text:p>
          </table:table-cell>
          <table:table-cell table:formula="of:=SLOPE([.D2:.D28];[.B2:.B28])" office:value-type="float" office:value="-0.0247883546365471" calcext:value-type="float">
            <text:p>-0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formula="of:=INTERCEPT([.C11:.C28];[.B11:.B28])" office:value-type="float" office:value="25.436174750602" calcext:value-type="float">
            <text:p>25,436174750602</text:p>
          </table:table-cell>
          <table:table-cell/>
          <table:table-cell table:style-name="Default" office:value-type="string" calcext:value-type="string">
            <text:p>b</text:p>
          </table:table-cell>
          <table:table-cell table:formula="of:=INTERCEPT([.D2:.D28];[.B2:.B28])" office:value-type="float" office:value="22.0949222816273" calcext:value-type="float">
            <text:p>22,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formula="of:=CORREL([.C11:.C28];[.B11:.B28])" office:value-type="float" office:value="-0.817722905628215" calcext:value-type="float">
            <text:p>-0,817722905628215</text:p>
          </table:table-cell>
          <table:table-cell/>
          <table:table-cell table:style-name="Default" office:value-type="string" calcext:value-type="string">
            <text:p>r</text:p>
          </table:table-cell>
          <table:table-cell table:formula="of:=CORREL([.D2:.D28];[.B2:.B28])" office:value-type="float" office:value="-0.939329084774571" calcext:value-type="float">
            <text:p>-0,94</text:p>
          </table:table-cell>
          <table:table-cell table:number-columns-repeated="3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4:41:17.4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_64 LibreOffice_project/2b840030fec2aae0fd2658d8d4f9548af4e3518d</meta:generator>
    <dc:date>2020-02-06T14:45:45.048000000</dc:date>
    <meta:editing-duration>PT30M42S</meta:editing-duration>
    <meta:editing-cycles>5</meta:editing-cycles>
    <meta:document-statistic meta:table-count="3" meta:cell-count="549" meta:object-count="5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61cm" svg:height="10.609cm" xlink:href=".." xlink:type="simple" chart:class="chart:line" chart:style-name="ch1">
        <chart:title svg:x="6.661cm" svg:y="0.348cm" chart:style-name="ch2">
          <text:p>Records Olympiques 200m</text:p>
        </chart:title>
        <chart:legend chart:legend-position="end" svg:x="16.968cm" svg:y="4.756cm" style:legend-expansion="high" chart:style-name="ch3"/>
        <chart:plot-area chart:style-name="ch4" table:cell-range-address="Course_1988.B2:Course_1988.D21" chart:data-source-has-labels="both" svg:x="1.388cm" svg:y="1.339cm" svg:width="15.203cm" svg:height="8.077cm">
          <chartooo:coordinate-region svg:x="2.009cm" svg:y="1.538cm" svg:width="14.395cm" svg:height="7.231cm"/>
          <chart:axis chart:dimension="x" chart:name="primary-x" chart:style-name="ch5" chartooo:axis-type="auto">
            <chartooo:date-scale/>
            <chart:title svg:x="8.376cm" svg:y="9.628cm" chart:style-name="ch6">
              <text:p>Années</text:p>
            </chart:title>
            <chart:categories table:cell-range-address="Course_1988.B2:Course_1988.B21"/>
          </chart:axis>
          <chart:axis chart:dimension="y" chart:name="primary-y" chart:style-name="ch5">
            <chart:title svg:x="0.451cm" svg:y="6.149cm" chart:style-name="ch7">
              <text:p>Temps (s)</text:p>
            </chart:title>
            <chart:grid chart:style-name="ch8" chart:class="major"/>
          </chart:axis>
          <chart:series chart:style-name="ch9" chart:values-cell-range-address="Course_1988.C2:Course_1988.C21" loext:label-string="femme" chart:class="chart:line">
            <chart:data-point chart:repeated="20"/>
          </chart:series>
          <chart:series chart:style-name="ch10" chart:values-cell-range-address="Course_1988.D2:Course_1988.D21" loext:label-string="homme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me</text:p>
              </table:table-cell>
              <table:table-cell office:value-type="string">
                <text:p>homm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urse_1988.B2:Course_1988.B21</svg:desc>
                </draw:g>
              </table:table-cell>
              <table:table-cell office:value-type="float" office:value="NaN">
                <text:p>NaN</text:p>
                <draw:g>
                  <svg:desc>Course_1988.C2:Course_1988.C21</svg:desc>
                </draw:g>
              </table:table-cell>
              <table:table-cell office:value-type="float" office:value="22.2">
                <text:p>22.2</text:p>
                <draw:g>
                  <svg:desc>Course_1988.D2:Course_1988.D2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.4">
                <text:p>24.4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3.7">
                <text:p>23.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3.4">
                <text:p>23.4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4">
                <text:p>24.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.4">
                <text:p>23.4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2.5">
                <text:p>22.5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2.4">
                <text:p>22.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2.37">
                <text:p>22.37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.03">
                <text:p>22.03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.81">
                <text:p>21.81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1.34">
                <text:p>21.34</text:p>
              </table:table-cell>
              <table:table-cell office:value-type="float" office:value="19.75">
                <text:p>19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65cm" svg:y="0.316cm" chart:style-name="ch2">
          <text:p>Records Olympiques 200 m</text:p>
        </chart:title>
        <chart:legend chart:legend-position="end" svg:x="13.174cm" svg:y="3.454cm" style:legend-expansion="high" chart:style-name="ch3"/>
        <chart:plot-area chart:style-name="ch4" table:cell-range-address="Course_1988.B2:Course_1988.D21 Course_1988.F2:Course_1988.G21" chart:data-source-has-labels="both" svg:x="1.331cm" svg:y="1.275cm" svg:width="11.523cm" svg:height="6.564cm">
          <chartooo:coordinate-region svg:x="1.952cm" svg:y="1.474cm" svg:width="10.715cm" svg:height="5.718cm"/>
          <chart:axis chart:dimension="x" chart:name="primary-x" chart:style-name="ch5" chartooo:axis-type="auto">
            <chartooo:date-scale/>
            <chart:title svg:x="6.479cm" svg:y="8.019cm" chart:style-name="ch6">
              <text:p>Années</text:p>
            </chart:title>
            <chart:categories table:cell-range-address="Course_1988.B2:Course_1988.B21"/>
          </chart:axis>
          <chart:axis chart:dimension="y" chart:name="primary-y" chart:style-name="ch5">
            <chart:title svg:x="0.451cm" svg:y="5.329cm" chart:style-name="ch7">
              <text:p>Temps (s)</text:p>
            </chart:title>
            <chart:grid chart:style-name="ch8" chart:class="major"/>
          </chart:axis>
          <chart:series chart:style-name="ch9" chart:values-cell-range-address="Course_1988.C2:Course_1988.C21" loext:label-string="f_reel" chart:class="chart:line">
            <chart:data-point chart:repeated="20"/>
          </chart:series>
          <chart:series chart:style-name="ch10" chart:values-cell-range-address="Course_1988.D2:Course_1988.D21" loext:label-string="h_reel" chart:class="chart:line">
            <chart:data-point chart:repeated="20"/>
          </chart:series>
          <chart:series chart:style-name="ch11" chart:values-cell-range-address="Course_1988.F2:Course_1988.F21" loext:label-string="f_modele" chart:class="chart:line">
            <chart:data-point chart:repeated="20"/>
          </chart:series>
          <chart:series chart:style-name="ch12" chart:values-cell-range-address="Course_1988.G2:Course_1988.G21" loext:label-string="h_modele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_reel</text:p>
              </table:table-cell>
              <table:table-cell office:value-type="string">
                <text:p>h_reel</text:p>
              </table:table-cell>
              <table:table-cell office:value-type="string">
                <text:p>f_modele</text:p>
              </table:table-cell>
              <table:table-cell office:value-type="string">
                <text:p>h_model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urse_1988.B2:Course_1988.B21</svg:desc>
                </draw:g>
              </table:table-cell>
              <table:table-cell office:value-type="float" office:value="NaN">
                <text:p>NaN</text:p>
                <draw:g>
                  <svg:desc>Course_1988.C2:Course_1988.C21</svg:desc>
                </draw:g>
              </table:table-cell>
              <table:table-cell office:value-type="float" office:value="22.2">
                <text:p>22.2</text:p>
                <draw:g>
                  <svg:desc>Course_1988.D2:Course_1988.D21</svg:desc>
                </draw:g>
              </table:table-cell>
              <table:table-cell office:value-type="float" office:value="NaN">
                <text:p>NaN</text:p>
                <draw:g>
                  <svg:desc>Course_1988.F2:Course_1988.F21</svg:desc>
                </draw:g>
              </table:table-cell>
              <table:table-cell office:value-type="float" office:value="22.2328723404255">
                <text:p>22.2328723404255</text:p>
                <draw:g>
                  <svg:desc>Course_1988.G2:Course_1988.G2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  <table:table-cell office:value-type="float" office:value="NaN">
                <text:p>NaN</text:p>
              </table:table-cell>
              <table:table-cell office:value-type="float" office:value="22.1172695035461">
                <text:p>22.11726950354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22.0016666666667">
                <text:p>22.0016666666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21.8860638297872">
                <text:p>21.88606382978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1.6548581560284">
                <text:p>21.65485815602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  <table:table-cell office:value-type="float" office:value="NaN">
                <text:p>NaN</text:p>
              </table:table-cell>
              <table:table-cell office:value-type="float" office:value="21.5392553191489">
                <text:p>21.53925531914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21.4236524822695">
                <text:p>21.42365248226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1.1">
                <text:p>21.1</text:p>
              </table:table-cell>
              <table:table-cell office:value-type="float" office:value="NaN">
                <text:p>NaN</text:p>
              </table:table-cell>
              <table:table-cell office:value-type="float" office:value="21.3080496453901">
                <text:p>21.30804964539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0.7">
                <text:p>20.7</text:p>
              </table:table-cell>
              <table:table-cell office:value-type="float" office:value="NaN">
                <text:p>NaN</text:p>
              </table:table-cell>
              <table:table-cell office:value-type="float" office:value="21.1924468085106">
                <text:p>21.192446808510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.4">
                <text:p>24.4</text:p>
              </table:table-cell>
              <table:table-cell office:value-type="float" office:value="21.1">
                <text:p>21.1</text:p>
              </table:table-cell>
              <table:table-cell office:value-type="float" office:value="24.3422727272727">
                <text:p>24.3422727272727</text:p>
              </table:table-cell>
              <table:table-cell office:value-type="float" office:value="20.8456382978723">
                <text:p>20.845638297872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3.7">
                <text:p>23.7</text:p>
              </table:table-cell>
              <table:table-cell office:value-type="float" office:value="20.7">
                <text:p>20.7</text:p>
              </table:table-cell>
              <table:table-cell office:value-type="float" office:value="24.0510909090909">
                <text:p>24.0510909090909</text:p>
              </table:table-cell>
              <table:table-cell office:value-type="float" office:value="20.7300354609929">
                <text:p>20.73003546099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3.4">
                <text:p>23.4</text:p>
              </table:table-cell>
              <table:table-cell office:value-type="float" office:value="20.6">
                <text:p>20.6</text:p>
              </table:table-cell>
              <table:table-cell office:value-type="float" office:value="23.7599090909091">
                <text:p>23.7599090909091</text:p>
              </table:table-cell>
              <table:table-cell office:value-type="float" office:value="20.6144326241135">
                <text:p>20.61443262411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4">
                <text:p>24.4</text:p>
              </table:table-cell>
              <table:table-cell office:value-type="float" office:value="20.5">
                <text:p>20.5</text:p>
              </table:table-cell>
              <table:table-cell office:value-type="float" office:value="23.4687272727273">
                <text:p>23.4687272727273</text:p>
              </table:table-cell>
              <table:table-cell office:value-type="float" office:value="20.498829787234">
                <text:p>20.4988297872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.4">
                <text:p>23.4</text:p>
              </table:table-cell>
              <table:table-cell office:value-type="float" office:value="20.3">
                <text:p>20.3</text:p>
              </table:table-cell>
              <table:table-cell office:value-type="float" office:value="23.1775454545455">
                <text:p>23.1775454545455</text:p>
              </table:table-cell>
              <table:table-cell office:value-type="float" office:value="20.3832269503546">
                <text:p>20.38322695035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2.5">
                <text:p>22.5</text:p>
              </table:table-cell>
              <table:table-cell office:value-type="float" office:value="19.83">
                <text:p>19.83</text:p>
              </table:table-cell>
              <table:table-cell office:value-type="float" office:value="22.8863636363636">
                <text:p>22.8863636363636</text:p>
              </table:table-cell>
              <table:table-cell office:value-type="float" office:value="20.2676241134752">
                <text:p>20.267624113475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2.4">
                <text:p>22.4</text:p>
              </table:table-cell>
              <table:table-cell office:value-type="float" office:value="20">
                <text:p>20</text:p>
              </table:table-cell>
              <table:table-cell office:value-type="float" office:value="22.5951818181818">
                <text:p>22.5951818181818</text:p>
              </table:table-cell>
              <table:table-cell office:value-type="float" office:value="20.1520212765957">
                <text:p>20.152021276595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2.37">
                <text:p>22.37</text:p>
              </table:table-cell>
              <table:table-cell office:value-type="float" office:value="20.23">
                <text:p>20.23</text:p>
              </table:table-cell>
              <table:table-cell office:value-type="float" office:value="22.304">
                <text:p>22.304</text:p>
              </table:table-cell>
              <table:table-cell office:value-type="float" office:value="20.0364184397163">
                <text:p>20.03641843971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.03">
                <text:p>22.03</text:p>
              </table:table-cell>
              <table:table-cell office:value-type="float" office:value="20.19">
                <text:p>20.19</text:p>
              </table:table-cell>
              <table:table-cell office:value-type="float" office:value="22.0128181818182">
                <text:p>22.0128181818182</text:p>
              </table:table-cell>
              <table:table-cell office:value-type="float" office:value="19.9208156028369">
                <text:p>19.92081560283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.81">
                <text:p>21.81</text:p>
              </table:table-cell>
              <table:table-cell office:value-type="float" office:value="19.8">
                <text:p>19.8</text:p>
              </table:table-cell>
              <table:table-cell office:value-type="float" office:value="21.7216363636364">
                <text:p>21.7216363636364</text:p>
              </table:table-cell>
              <table:table-cell office:value-type="float" office:value="19.8052127659574">
                <text:p>19.805212765957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1.34">
                <text:p>21.34</text:p>
              </table:table-cell>
              <table:table-cell office:value-type="float" office:value="19.75">
                <text:p>19.75</text:p>
              </table:table-cell>
              <table:table-cell office:value-type="float" office:value="21.4304545454546">
                <text:p>21.4304545454546</text:p>
              </table:table-cell>
              <table:table-cell office:value-type="float" office:value="19.689609929078">
                <text:p>19.689609929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69cm" svg:height="11.211cm" xlink:href=".." xlink:type="simple" chart:class="chart:line" chart:style-name="ch1">
        <chart:title svg:x="6.724cm" svg:y="0.36cm" chart:style-name="ch2">
          <text:p>Records Olympiques</text:p>
        </chart:title>
        <chart:legend chart:legend-position="end" svg:x="14.626cm" svg:y="5.057cm" style:legend-expansion="high" chart:style-name="ch3"/>
        <chart:plot-area chart:style-name="ch4" table:cell-range-address="Course_1998_Solution.B2:Course_1998_Solution.B39 Course_1998_Solution.F1:Course_1998_Solution.G39" chart:data-source-has-labels="both" svg:x="1.366cm" svg:y="1.363cm" svg:width="12.905cm" svg:height="8.643cm">
          <chartooo:coordinate-region svg:x="2.464cm" svg:y="1.484cm" svg:width="11.807cm" svg:height="7.52cm"/>
          <chart:axis chart:dimension="x" chart:name="primary-x" chart:style-name="ch5" chartooo:axis-type="auto">
            <chartooo:date-scale/>
            <chart:title svg:x="7.205cm" svg:y="10.23cm" chart:style-name="ch6">
              <text:p>Années</text:p>
            </chart:title>
            <chart:categories table:cell-range-address="Course_1998_Solution.B2:Course_1998_Solution.B39"/>
            <chart:grid chart:style-name="ch7" chart:class="major"/>
          </chart:axis>
          <chart:axis chart:dimension="y" chart:name="primary-y" chart:style-name="ch8">
            <chart:title svg:x="0.451cm" svg:y="6.456cm" chart:style-name="ch9">
              <text:p>Temps (s)</text:p>
            </chart:title>
            <chart:grid chart:style-name="ch7" chart:class="major"/>
          </chart:axis>
          <chart:series chart:style-name="ch10" chart:values-cell-range-address="Course_1998_Solution.F2:Course_1998_Solution.F39" chart:label-cell-address="Course_1998_Solution.F1:Course_1998_Solution.F1" chart:class="chart:line">
            <chart:data-point chart:repeated="38"/>
          </chart:series>
          <chart:series chart:style-name="ch11" chart:values-cell-range-address="Course_1998_Solution.G2:Course_1998_Solution.G39" chart:label-cell-address="Course_1998_Solution.G1:Course_1998_Solution.G1" chart:class="chart:line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_femme</text:p>
                <draw:g>
                  <svg:desc>Course_1998_Solution.F1:Course_1998_Solution.F1</svg:desc>
                </draw:g>
              </table:table-cell>
              <table:table-cell office:value-type="string">
                <text:p>reg_homme</text:p>
                <draw:g>
                  <svg:desc>Course_1998_Solution.G1:Course_1998_Solution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urse_1998_Solution.B2:Course_1998_Solution.B39</svg:desc>
                </draw:g>
              </table:table-cell>
              <table:table-cell office:value-type="float" office:value="NaN">
                <text:p>NaN</text:p>
                <draw:g>
                  <svg:desc>Course_1998_Solution.F2:Course_1998_Solution.F39</svg:desc>
                </draw:g>
              </table:table-cell>
              <table:table-cell office:value-type="float" office:value="22.2328723404255">
                <text:p>22.2328723404255</text:p>
                <draw:g>
                  <svg:desc>Course_1998_Solution.G2:Course_1998_Solution.G3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1172695035461">
                <text:p>22.11726950354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.0016666666667">
                <text:p>22.0016666666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1.8860638297872">
                <text:p>21.88606382978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1.6548581560284">
                <text:p>21.65485815602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1.5392553191489">
                <text:p>21.53925531914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1.4236524822695">
                <text:p>21.42365248226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1.3080496453901">
                <text:p>21.30804964539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1.1924468085106">
                <text:p>21.192446808510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.3422727272727">
                <text:p>24.3422727272727</text:p>
              </table:table-cell>
              <table:table-cell office:value-type="float" office:value="20.8456382978723">
                <text:p>20.845638297872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4.0510909090909">
                <text:p>24.0510909090909</text:p>
              </table:table-cell>
              <table:table-cell office:value-type="float" office:value="20.7300354609929">
                <text:p>20.73003546099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3.7599090909091">
                <text:p>23.7599090909091</text:p>
              </table:table-cell>
              <table:table-cell office:value-type="float" office:value="20.6144326241135">
                <text:p>20.61443262411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.4687272727273">
                <text:p>23.4687272727273</text:p>
              </table:table-cell>
              <table:table-cell office:value-type="float" office:value="20.498829787234">
                <text:p>20.4988297872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.1775454545455">
                <text:p>23.1775454545455</text:p>
              </table:table-cell>
              <table:table-cell office:value-type="float" office:value="20.3832269503546">
                <text:p>20.38322695035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2.8863636363636">
                <text:p>22.8863636363636</text:p>
              </table:table-cell>
              <table:table-cell office:value-type="float" office:value="20.2676241134752">
                <text:p>20.267624113475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2.5951818181818">
                <text:p>22.5951818181818</text:p>
              </table:table-cell>
              <table:table-cell office:value-type="float" office:value="20.1520212765957">
                <text:p>20.152021276595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2.304">
                <text:p>22.304</text:p>
              </table:table-cell>
              <table:table-cell office:value-type="float" office:value="20.0364184397163">
                <text:p>20.03641843971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.0128181818182">
                <text:p>22.0128181818182</text:p>
              </table:table-cell>
              <table:table-cell office:value-type="float" office:value="19.9208156028369">
                <text:p>19.92081560283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.7216363636364">
                <text:p>21.7216363636364</text:p>
              </table:table-cell>
              <table:table-cell office:value-type="float" office:value="19.8052127659574">
                <text:p>19.805212765957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1.4304545454546">
                <text:p>21.4304545454546</text:p>
              </table:table-cell>
              <table:table-cell office:value-type="float" office:value="19.689609929078">
                <text:p>19.68960992907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1.1392727272727">
                <text:p>21.1392727272727</text:p>
              </table:table-cell>
              <table:table-cell office:value-type="float" office:value="19.5740070921986">
                <text:p>19.574007092198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0.8480909090909">
                <text:p>20.8480909090909</text:p>
              </table:table-cell>
              <table:table-cell office:value-type="float" office:value="19.4584042553191">
                <text:p>19.45840425531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.5569090909091">
                <text:p>20.5569090909091</text:p>
              </table:table-cell>
              <table:table-cell office:value-type="float" office:value="19.3428014184397">
                <text:p>19.342801418439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0.2657272727273">
                <text:p>20.2657272727273</text:p>
              </table:table-cell>
              <table:table-cell office:value-type="float" office:value="19.2271985815603">
                <text:p>19.227198581560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9.9745454545455">
                <text:p>19.9745454545455</text:p>
              </table:table-cell>
              <table:table-cell office:value-type="float" office:value="19.1115957446808">
                <text:p>19.111595744680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9.6833636363636">
                <text:p>19.6833636363636</text:p>
              </table:table-cell>
              <table:table-cell office:value-type="float" office:value="18.9959929078014">
                <text:p>18.995992907801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9.3921818181818">
                <text:p>19.3921818181818</text:p>
              </table:table-cell>
              <table:table-cell office:value-type="float" office:value="18.880390070922">
                <text:p>18.8803900709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9.101">
                <text:p>19.101</text:p>
              </table:table-cell>
              <table:table-cell office:value-type="float" office:value="18.7647872340426">
                <text:p>18.764787234042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8.8098181818182">
                <text:p>18.8098181818182</text:p>
              </table:table-cell>
              <table:table-cell office:value-type="float" office:value="18.6491843971631">
                <text:p>18.649184397163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.5186363636364">
                <text:p>18.5186363636364</text:p>
              </table:table-cell>
              <table:table-cell office:value-type="float" office:value="18.5335815602837">
                <text:p>18.533581560283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8.2274545454546">
                <text:p>18.2274545454546</text:p>
              </table:table-cell>
              <table:table-cell office:value-type="float" office:value="18.4179787234043">
                <text:p>18.417978723404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7.9362727272727">
                <text:p>17.9362727272727</text:p>
              </table:table-cell>
              <table:table-cell office:value-type="float" office:value="18.3023758865248">
                <text:p>18.302375886524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7.6450909090909">
                <text:p>17.6450909090909</text:p>
              </table:table-cell>
              <table:table-cell office:value-type="float" office:value="18.1867730496454">
                <text:p>18.186773049645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7.3539090909091">
                <text:p>17.3539090909091</text:p>
              </table:table-cell>
              <table:table-cell office:value-type="float" office:value="18.071170212766">
                <text:p>18.07117021276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7.0627272727273">
                <text:p>17.0627272727273</text:p>
              </table:table-cell>
              <table:table-cell office:value-type="float" office:value="17.9555673758865">
                <text:p>17.955567375886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6.7715454545455">
                <text:p>16.7715454545455</text:p>
              </table:table-cell>
              <table:table-cell office:value-type="float" office:value="17.8399645390071">
                <text:p>17.839964539007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6.4803636363636">
                <text:p>16.4803636363636</text:p>
              </table:table-cell>
              <table:table-cell office:value-type="float" office:value="17.7243617021277">
                <text:p>17.72436170212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.1891818181818">
                <text:p>16.1891818181818</text:p>
              </table:table-cell>
              <table:table-cell office:value-type="float" office:value="17.6087588652482">
                <text:p>17.60875886524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16cm" svg:height="18.089cm" xlink:href=".." xlink:type="simple" chart:class="chart:line" chart:style-name="ch1">
        <chart:legend chart:legend-position="end" svg:x="16.037cm" svg:y="7.5cm" style:legend-expansion="high" chart:style-name="ch2"/>
        <chart:plot-area chart:style-name="ch3" table:cell-range-address="Course_2019.B2:Course_2019.H28 Course_2019.C1:Course_2019.H1" chart:data-source-has-labels="both" svg:x="0.378cm" svg:y="0.361cm" svg:width="15.281cm" svg:height="17.367cm">
          <chartooo:coordinate-region svg:x="1.476cm" svg:y="0.482cm" svg:width="14.042cm" svg:height="16.243cm"/>
          <chart:axis chart:dimension="x" chart:name="primary-x" chart:style-name="ch4" chartooo:axis-type="auto">
            <chartooo:date-scale/>
            <chart:categories table:cell-range-address="Course_2019.B2:Course_2019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rse_2019.C2:Course_2019.C28" chart:label-cell-address="Course_2019.C1:Course_2019.C1" chart:class="chart:line">
            <chart:data-point chart:repeated="27"/>
          </chart:series>
          <chart:series chart:style-name="ch8" chart:values-cell-range-address="Course_2019.D2:Course_2019.D28" chart:label-cell-address="Course_2019.D1:Course_2019.D1" chart:class="chart:line">
            <chart:data-point chart:repeated="27"/>
          </chart:series>
          <chart:series chart:style-name="ch9" chart:values-cell-range-address="Course_2019.E2:Course_2019.E28" chart:label-cell-address="Course_2019.E1:Course_2019.E1" chart:class="chart:line">
            <chart:data-point chart:repeated="27"/>
          </chart:series>
          <chart:series chart:style-name="ch10" chart:values-cell-range-address="Course_2019.F2:Course_2019.F28" chart:label-cell-address="Course_2019.F1:Course_2019.F1" chart:class="chart:line">
            <chart:data-point chart:repeated="27"/>
          </chart:series>
          <chart:series chart:style-name="ch11" chart:values-cell-range-address="Course_2019.G2:Course_2019.G28" chart:label-cell-address="Course_2019.G1:Course_2019.G1" chart:class="chart:line">
            <chart:data-point chart:repeated="27"/>
          </chart:series>
          <chart:series chart:style-name="ch12" chart:values-cell-range-address="Course_2019.H2:Course_2019.H28" chart:label-cell-address="Course_2019.H1:Course_2019.H1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me</text:p>
                <draw:g>
                  <svg:desc>Course_2019.C1:Course_2019.C1</svg:desc>
                </draw:g>
              </table:table-cell>
              <table:table-cell office:value-type="string">
                <text:p>Homme</text:p>
                <draw:g>
                  <svg:desc>Course_2019.D1:Course_2019.D1</svg:desc>
                </draw:g>
              </table:table-cell>
              <table:table-cell office:value-type="string">
                <text:p>F_modele</text:p>
                <draw:g>
                  <svg:desc>Course_2019.E1:Course_2019.E1</svg:desc>
                </draw:g>
              </table:table-cell>
              <table:table-cell office:value-type="string">
                <text:p>H_modele</text:p>
                <draw:g>
                  <svg:desc>Course_2019.F1:Course_2019.F1</svg:desc>
                </draw:g>
              </table:table-cell>
              <table:table-cell office:value-type="string">
                <text:p>F_ancien</text:p>
                <draw:g>
                  <svg:desc>Course_2019.G1:Course_2019.G1</svg:desc>
                </draw:g>
              </table:table-cell>
              <table:table-cell office:value-type="string">
                <text:p>H_ancien</text:p>
                <draw:g>
                  <svg:desc>Course_2019.H1:Course_2019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urse_2019.B2:Course_2019.B28</svg:desc>
                </draw:g>
              </table:table-cell>
              <table:table-cell office:value-type="float" office:value="NaN">
                <text:p>NaN</text:p>
                <draw:g>
                  <svg:desc>Course_2019.C2:Course_2019.C28</svg:desc>
                </draw:g>
              </table:table-cell>
              <table:table-cell office:value-type="float" office:value="22.2">
                <text:p>22.2</text:p>
                <draw:g>
                  <svg:desc>Course_2019.D2:Course_2019.D28</svg:desc>
                </draw:g>
              </table:table-cell>
              <table:table-cell office:value-type="float" office:value="25.436174750602">
                <text:p>25.436174750602</text:p>
                <draw:g>
                  <svg:desc>Course_2019.E2:Course_2019.E28</svg:desc>
                </draw:g>
              </table:table-cell>
              <table:table-cell office:value-type="float" office:value="22.0949222816273">
                <text:p>22.0949222816273</text:p>
                <draw:g>
                  <svg:desc>Course_2019.F2:Course_2019.F28</svg:desc>
                </draw:g>
              </table:table-cell>
              <table:table-cell office:value-type="float" office:value="NaN">
                <text:p>NaN</text:p>
                <draw:g>
                  <svg:desc>Course_2019.G2:Course_2019.G28</svg:desc>
                </draw:g>
              </table:table-cell>
              <table:table-cell office:value-type="float" office:value="22.2328723404255">
                <text:p>22.2328723404255</text:p>
                <draw:g>
                  <svg:desc>Course_2019.H2:Course_2019.H2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  <table:table-cell office:value-type="float" office:value="25.2941933264534">
                <text:p>25.2941933264534</text:p>
              </table:table-cell>
              <table:table-cell office:value-type="float" office:value="21.9957688630811">
                <text:p>21.9957688630811</text:p>
              </table:table-cell>
              <table:table-cell office:value-type="float" office:value="NaN">
                <text:p>NaN</text:p>
              </table:table-cell>
              <table:table-cell office:value-type="float" office:value="22.1172695035461">
                <text:p>22.11726950354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25.1522119023048">
                <text:p>25.1522119023048</text:p>
              </table:table-cell>
              <table:table-cell office:value-type="float" office:value="21.8966154445349">
                <text:p>21.8966154445349</text:p>
              </table:table-cell>
              <table:table-cell office:value-type="float" office:value="NaN">
                <text:p>NaN</text:p>
              </table:table-cell>
              <table:table-cell office:value-type="float" office:value="22.0016666666667">
                <text:p>22.0016666666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25.0102304781562">
                <text:p>25.0102304781562</text:p>
              </table:table-cell>
              <table:table-cell office:value-type="float" office:value="21.7974620259887">
                <text:p>21.7974620259887</text:p>
              </table:table-cell>
              <table:table-cell office:value-type="float" office:value="NaN">
                <text:p>NaN</text:p>
              </table:table-cell>
              <table:table-cell office:value-type="float" office:value="21.8860638297872">
                <text:p>21.88606382978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4.726267629859">
                <text:p>24.726267629859</text:p>
              </table:table-cell>
              <table:table-cell office:value-type="float" office:value="21.5991551888964">
                <text:p>21.5991551888964</text:p>
              </table:table-cell>
              <table:table-cell office:value-type="float" office:value="NaN">
                <text:p>NaN</text:p>
              </table:table-cell>
              <table:table-cell office:value-type="float" office:value="21.6548581560284">
                <text:p>21.65485815602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  <table:table-cell office:value-type="float" office:value="24.5842862057103">
                <text:p>24.5842862057103</text:p>
              </table:table-cell>
              <table:table-cell office:value-type="float" office:value="21.5000017703502">
                <text:p>21.5000017703502</text:p>
              </table:table-cell>
              <table:table-cell office:value-type="float" office:value="NaN">
                <text:p>NaN</text:p>
              </table:table-cell>
              <table:table-cell office:value-type="float" office:value="21.5392553191489">
                <text:p>21.53925531914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24.4423047815617">
                <text:p>24.4423047815617</text:p>
              </table:table-cell>
              <table:table-cell office:value-type="float" office:value="21.400848351804">
                <text:p>21.400848351804</text:p>
              </table:table-cell>
              <table:table-cell office:value-type="float" office:value="NaN">
                <text:p>NaN</text:p>
              </table:table-cell>
              <table:table-cell office:value-type="float" office:value="21.4236524822695">
                <text:p>21.42365248226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1.1">
                <text:p>21.1</text:p>
              </table:table-cell>
              <table:table-cell office:value-type="float" office:value="24.3003233574131">
                <text:p>24.3003233574131</text:p>
              </table:table-cell>
              <table:table-cell office:value-type="float" office:value="21.3016949332578">
                <text:p>21.3016949332578</text:p>
              </table:table-cell>
              <table:table-cell office:value-type="float" office:value="NaN">
                <text:p>NaN</text:p>
              </table:table-cell>
              <table:table-cell office:value-type="float" office:value="21.3080496453901">
                <text:p>21.30804964539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0.7">
                <text:p>20.7</text:p>
              </table:table-cell>
              <table:table-cell office:value-type="float" office:value="24.1583419332645">
                <text:p>24.1583419332645</text:p>
              </table:table-cell>
              <table:table-cell office:value-type="float" office:value="21.2025415147116">
                <text:p>21.2025415147116</text:p>
              </table:table-cell>
              <table:table-cell office:value-type="float" office:value="NaN">
                <text:p>NaN</text:p>
              </table:table-cell>
              <table:table-cell office:value-type="float" office:value="21.1924468085106">
                <text:p>21.192446808510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.4">
                <text:p>24.4</text:p>
              </table:table-cell>
              <table:table-cell office:value-type="float" office:value="21.1">
                <text:p>21.1</text:p>
              </table:table-cell>
              <table:table-cell office:value-type="float" office:value="23.7323976608187">
                <text:p>23.7323976608187</text:p>
              </table:table-cell>
              <table:table-cell office:value-type="float" office:value="20.905081259073">
                <text:p>20.905081259073</text:p>
              </table:table-cell>
              <table:table-cell office:value-type="float" office:value="24.3422727272727">
                <text:p>24.3422727272727</text:p>
              </table:table-cell>
              <table:table-cell office:value-type="float" office:value="20.8456382978723">
                <text:p>20.845638297872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3.7">
                <text:p>23.7</text:p>
              </table:table-cell>
              <table:table-cell office:value-type="float" office:value="20.7">
                <text:p>20.7</text:p>
              </table:table-cell>
              <table:table-cell office:value-type="float" office:value="23.5904162366701">
                <text:p>23.5904162366701</text:p>
              </table:table-cell>
              <table:table-cell office:value-type="float" office:value="20.8059278405269">
                <text:p>20.8059278405269</text:p>
              </table:table-cell>
              <table:table-cell office:value-type="float" office:value="24.0510909090909">
                <text:p>24.0510909090909</text:p>
              </table:table-cell>
              <table:table-cell office:value-type="float" office:value="20.7300354609929">
                <text:p>20.73003546099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3.4">
                <text:p>23.4</text:p>
              </table:table-cell>
              <table:table-cell office:value-type="float" office:value="20.6">
                <text:p>20.6</text:p>
              </table:table-cell>
              <table:table-cell office:value-type="float" office:value="23.4484348125215">
                <text:p>23.4484348125215</text:p>
              </table:table-cell>
              <table:table-cell office:value-type="float" office:value="20.7067744219807">
                <text:p>20.7067744219807</text:p>
              </table:table-cell>
              <table:table-cell office:value-type="float" office:value="23.7599090909091">
                <text:p>23.7599090909091</text:p>
              </table:table-cell>
              <table:table-cell office:value-type="float" office:value="20.6144326241135">
                <text:p>20.61443262411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4">
                <text:p>24.4</text:p>
              </table:table-cell>
              <table:table-cell office:value-type="float" office:value="20.5">
                <text:p>20.5</text:p>
              </table:table-cell>
              <table:table-cell office:value-type="float" office:value="23.3064533883729">
                <text:p>23.3064533883729</text:p>
              </table:table-cell>
              <table:table-cell office:value-type="float" office:value="20.6076210034345">
                <text:p>20.6076210034345</text:p>
              </table:table-cell>
              <table:table-cell office:value-type="float" office:value="23.4687272727273">
                <text:p>23.4687272727273</text:p>
              </table:table-cell>
              <table:table-cell office:value-type="float" office:value="20.498829787234">
                <text:p>20.4988297872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.4">
                <text:p>23.4</text:p>
              </table:table-cell>
              <table:table-cell office:value-type="float" office:value="20.3">
                <text:p>20.3</text:p>
              </table:table-cell>
              <table:table-cell office:value-type="float" office:value="23.1644719642243">
                <text:p>23.1644719642243</text:p>
              </table:table-cell>
              <table:table-cell office:value-type="float" office:value="20.5084675848883">
                <text:p>20.5084675848883</text:p>
              </table:table-cell>
              <table:table-cell office:value-type="float" office:value="23.1775454545455">
                <text:p>23.1775454545455</text:p>
              </table:table-cell>
              <table:table-cell office:value-type="float" office:value="20.3832269503546">
                <text:p>20.38322695035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2.5">
                <text:p>22.5</text:p>
              </table:table-cell>
              <table:table-cell office:value-type="float" office:value="19.83">
                <text:p>19.83</text:p>
              </table:table-cell>
              <table:table-cell office:value-type="float" office:value="23.0224905400757">
                <text:p>23.0224905400757</text:p>
              </table:table-cell>
              <table:table-cell office:value-type="float" office:value="20.4093141663421">
                <text:p>20.4093141663421</text:p>
              </table:table-cell>
              <table:table-cell office:value-type="float" office:value="22.8863636363636">
                <text:p>22.8863636363636</text:p>
              </table:table-cell>
              <table:table-cell office:value-type="float" office:value="20.2676241134752">
                <text:p>20.267624113475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2.4">
                <text:p>22.4</text:p>
              </table:table-cell>
              <table:table-cell office:value-type="float" office:value="20">
                <text:p>20</text:p>
              </table:table-cell>
              <table:table-cell office:value-type="float" office:value="22.8805091159271">
                <text:p>22.8805091159271</text:p>
              </table:table-cell>
              <table:table-cell office:value-type="float" office:value="20.3101607477959">
                <text:p>20.3101607477959</text:p>
              </table:table-cell>
              <table:table-cell office:value-type="float" office:value="22.5951818181818">
                <text:p>22.5951818181818</text:p>
              </table:table-cell>
              <table:table-cell office:value-type="float" office:value="20.1520212765957">
                <text:p>20.152021276595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2.37">
                <text:p>22.37</text:p>
              </table:table-cell>
              <table:table-cell office:value-type="float" office:value="20.23">
                <text:p>20.23</text:p>
              </table:table-cell>
              <table:table-cell office:value-type="float" office:value="22.7385276917785">
                <text:p>22.7385276917785</text:p>
              </table:table-cell>
              <table:table-cell office:value-type="float" office:value="20.2110073292497">
                <text:p>20.2110073292497</text:p>
              </table:table-cell>
              <table:table-cell office:value-type="float" office:value="22.304">
                <text:p>22.304</text:p>
              </table:table-cell>
              <table:table-cell office:value-type="float" office:value="20.0364184397163">
                <text:p>20.03641843971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.03">
                <text:p>22.03</text:p>
              </table:table-cell>
              <table:table-cell office:value-type="float" office:value="20.19">
                <text:p>20.19</text:p>
              </table:table-cell>
              <table:table-cell office:value-type="float" office:value="22.5965462676299">
                <text:p>22.5965462676299</text:p>
              </table:table-cell>
              <table:table-cell office:value-type="float" office:value="20.1118539107035">
                <text:p>20.1118539107035</text:p>
              </table:table-cell>
              <table:table-cell office:value-type="float" office:value="22.0128181818182">
                <text:p>22.0128181818182</text:p>
              </table:table-cell>
              <table:table-cell office:value-type="float" office:value="19.9208156028369">
                <text:p>19.92081560283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.81">
                <text:p>21.81</text:p>
              </table:table-cell>
              <table:table-cell office:value-type="float" office:value="19.8">
                <text:p>19.8</text:p>
              </table:table-cell>
              <table:table-cell office:value-type="float" office:value="22.4545648434812">
                <text:p>22.4545648434812</text:p>
              </table:table-cell>
              <table:table-cell office:value-type="float" office:value="20.0127004921573">
                <text:p>20.0127004921573</text:p>
              </table:table-cell>
              <table:table-cell office:value-type="float" office:value="21.7216363636364">
                <text:p>21.7216363636364</text:p>
              </table:table-cell>
              <table:table-cell office:value-type="float" office:value="19.8052127659574">
                <text:p>19.805212765957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1.34">
                <text:p>21.34</text:p>
              </table:table-cell>
              <table:table-cell office:value-type="float" office:value="19.75">
                <text:p>19.75</text:p>
              </table:table-cell>
              <table:table-cell office:value-type="float" office:value="22.3125834193326">
                <text:p>22.3125834193326</text:p>
              </table:table-cell>
              <table:table-cell office:value-type="float" office:value="19.9135470736112">
                <text:p>19.9135470736112</text:p>
              </table:table-cell>
              <table:table-cell office:value-type="float" office:value="21.4304545454546">
                <text:p>21.4304545454546</text:p>
              </table:table-cell>
              <table:table-cell office:value-type="float" office:value="19.689609929078">
                <text:p>19.68960992907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1.81">
                <text:p>21.81</text:p>
              </table:table-cell>
              <table:table-cell office:value-type="float" office:value="20.01">
                <text:p>20.01</text:p>
              </table:table-cell>
              <table:table-cell office:value-type="float" office:value="22.170601995184">
                <text:p>22.170601995184</text:p>
              </table:table-cell>
              <table:table-cell office:value-type="float" office:value="19.814393655065">
                <text:p>19.814393655065</text:p>
              </table:table-cell>
              <table:table-cell office:value-type="float" office:value="21.1392727272727">
                <text:p>21.1392727272727</text:p>
              </table:table-cell>
              <table:table-cell office:value-type="float" office:value="19.5740070921986">
                <text:p>19.574007092198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2.12">
                <text:p>22.12</text:p>
              </table:table-cell>
              <table:table-cell office:value-type="float" office:value="19.32">
                <text:p>19.32</text:p>
              </table:table-cell>
              <table:table-cell office:value-type="float" office:value="22.0286205710354">
                <text:p>22.0286205710354</text:p>
              </table:table-cell>
              <table:table-cell office:value-type="float" office:value="19.7152402365188">
                <text:p>19.7152402365188</text:p>
              </table:table-cell>
              <table:table-cell office:value-type="float" office:value="20.8480909090909">
                <text:p>20.8480909090909</text:p>
              </table:table-cell>
              <table:table-cell office:value-type="float" office:value="19.4584042553191">
                <text:p>19.45840425531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.27">
                <text:p>22.27</text:p>
              </table:table-cell>
              <table:table-cell office:value-type="float" office:value="20.09">
                <text:p>20.09</text:p>
              </table:table-cell>
              <table:table-cell office:value-type="float" office:value="21.8866391468868">
                <text:p>21.8866391468868</text:p>
              </table:table-cell>
              <table:table-cell office:value-type="float" office:value="19.6160868179726">
                <text:p>19.6160868179726</text:p>
              </table:table-cell>
              <table:table-cell office:value-type="float" office:value="20.5569090909091">
                <text:p>20.5569090909091</text:p>
              </table:table-cell>
              <table:table-cell office:value-type="float" office:value="19.3428014184397">
                <text:p>19.342801418439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2.05">
                <text:p>22.05</text:p>
              </table:table-cell>
              <table:table-cell office:value-type="float" office:value="19.79">
                <text:p>19.79</text:p>
              </table:table-cell>
              <table:table-cell office:value-type="float" office:value="21.7446577227382">
                <text:p>21.7446577227382</text:p>
              </table:table-cell>
              <table:table-cell office:value-type="float" office:value="19.5169333994264">
                <text:p>19.5169333994264</text:p>
              </table:table-cell>
              <table:table-cell office:value-type="float" office:value="20.2657272727273">
                <text:p>20.2657272727273</text:p>
              </table:table-cell>
              <table:table-cell office:value-type="float" office:value="19.2271985815603">
                <text:p>19.227198581560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1.8">
                <text:p>21.8</text:p>
              </table:table-cell>
              <table:table-cell office:value-type="float" office:value="19.3">
                <text:p>19.3</text:p>
              </table:table-cell>
              <table:table-cell office:value-type="float" office:value="21.6026762985896">
                <text:p>21.6026762985896</text:p>
              </table:table-cell>
              <table:table-cell office:value-type="float" office:value="19.4177799808802">
                <text:p>19.4177799808802</text:p>
              </table:table-cell>
              <table:table-cell office:value-type="float" office:value="19.9745454545455">
                <text:p>19.9745454545455</text:p>
              </table:table-cell>
              <table:table-cell office:value-type="float" office:value="19.1115957446808">
                <text:p>19.111595744680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1.88">
                <text:p>21.88</text:p>
              </table:table-cell>
              <table:table-cell office:value-type="float" office:value="19.32">
                <text:p>19.32</text:p>
              </table:table-cell>
              <table:table-cell office:value-type="float" office:value="21.460694874441">
                <text:p>21.460694874441</text:p>
              </table:table-cell>
              <table:table-cell office:value-type="float" office:value="19.318626562334">
                <text:p>19.318626562334</text:p>
              </table:table-cell>
              <table:table-cell office:value-type="float" office:value="19.6833636363636">
                <text:p>19.6833636363636</text:p>
              </table:table-cell>
              <table:table-cell office:value-type="float" office:value="18.9959929078014">
                <text:p>18.995992907801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1.78">
                <text:p>21.78</text:p>
              </table:table-cell>
              <table:table-cell office:value-type="float" office:value="19.78">
                <text:p>19.78</text:p>
              </table:table-cell>
              <table:table-cell office:value-type="float" office:value="21.3187134502924">
                <text:p>21.3187134502924</text:p>
              </table:table-cell>
              <table:table-cell office:value-type="float" office:value="19.2194731437878">
                <text:p>19.2194731437878</text:p>
              </table:table-cell>
              <table:table-cell office:value-type="float" office:value="19.3921818181818">
                <text:p>19.3921818181818</text:p>
              </table:table-cell>
              <table:table-cell office:value-type="float" office:value="18.880390070922">
                <text:p>18.8803900709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85cm" svg:height="15.015cm" xlink:href=".." xlink:type="simple" chart:class="chart:line" chart:style-name="ch1">
        <chart:title svg:x="6.832cm" svg:y="0.436cm" chart:style-name="ch2">
          <text:p>Records Olympiques</text:p>
        </chart:title>
        <chart:legend chart:legend-position="end" svg:x="16.039cm" svg:y="6.959cm" style:legend-expansion="high" chart:style-name="ch3"/>
        <chart:plot-area chart:style-name="ch4" table:cell-range-address="Course_2019.B2:Course_2019.D28 Course_2019.C1:Course_2019.D1" chart:data-source-has-labels="both" svg:x="1.37cm" svg:y="1.515cm" svg:width="14.31cm" svg:height="12.219cm">
          <chartooo:coordinate-region svg:x="1.991cm" svg:y="1.636cm" svg:width="13.548cm" svg:height="11.096cm"/>
          <chart:axis chart:dimension="x" chart:name="primary-x" chart:style-name="ch5" chartooo:axis-type="auto">
            <chartooo:date-scale/>
            <chart:title svg:x="7.912cm" svg:y="14.034cm" chart:style-name="ch6">
              <text:p>Années</text:p>
            </chart:title>
            <chart:categories table:cell-range-address="Course_2019.B2:Course_2019.B28"/>
          </chart:axis>
          <chart:axis chart:dimension="y" chart:name="primary-y" chart:style-name="ch5">
            <chart:title svg:x="0.451cm" svg:y="8.396cm" chart:style-name="ch7">
              <text:p>Temps (s)</text:p>
            </chart:title>
            <chart:grid chart:style-name="ch8" chart:class="major"/>
          </chart:axis>
          <chart:series chart:style-name="ch9" chart:values-cell-range-address="Course_2019.C2:Course_2019.C28" chart:label-cell-address="Course_2019.C1:Course_2019.C1" chart:class="chart:line">
            <chart:data-point chart:repeated="27"/>
          </chart:series>
          <chart:series chart:style-name="ch10" chart:values-cell-range-address="Course_2019.D2:Course_2019.D28" chart:label-cell-address="Course_2019.D1:Course_2019.D1" chart:class="chart:line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me</text:p>
                <draw:g>
                  <svg:desc>Course_2019.C1:Course_2019.C1</svg:desc>
                </draw:g>
              </table:table-cell>
              <table:table-cell office:value-type="string">
                <text:p>Homme</text:p>
                <draw:g>
                  <svg:desc>Course_2019.D1:Course_2019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urse_2019.B2:Course_2019.B28</svg:desc>
                </draw:g>
              </table:table-cell>
              <table:table-cell office:value-type="float" office:value="NaN">
                <text:p>NaN</text:p>
                <draw:g>
                  <svg:desc>Course_2019.C2:Course_2019.C28</svg:desc>
                </draw:g>
              </table:table-cell>
              <table:table-cell office:value-type="float" office:value="22.2">
                <text:p>22.2</text:p>
                <draw:g>
                  <svg:desc>Course_2019.D2:Course_2019.D2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.4">
                <text:p>24.4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3.7">
                <text:p>23.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3.4">
                <text:p>23.4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4">
                <text:p>24.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.4">
                <text:p>23.4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2.5">
                <text:p>22.5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2.4">
                <text:p>22.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2.37">
                <text:p>22.37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.03">
                <text:p>22.03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.81">
                <text:p>21.81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1.34">
                <text:p>21.34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1.81">
                <text:p>21.81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2.12">
                <text:p>22.12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.27">
                <text:p>22.27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2.05">
                <text:p>22.05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1.8">
                <text:p>21.8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1.88">
                <text:p>21.88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1.78">
                <text:p>21.78</text:p>
              </table:table-cell>
              <table:table-cell office:value-type="float" office:value="19.78">
                <text:p>19.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